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29cm"/>
      <style:text-properties fo:color="#cccccc" loext:opacity="100%" style:font-name="Droid Sans Mono" fo:font-size="11.25pt" fo:font-weight="normal" fo:background-color="#1f1f1f"/>
    </style:style>
    <style:style style:name="P2" style:family="paragraph" style:parent-style-name="Standard">
      <style:paragraph-properties fo:margin-top="0cm" fo:margin-bottom="0.499cm" style:contextual-spacing="false" style:line-height-at-least="0.529cm"/>
      <style:text-properties fo:color="#cccccc" loext:opacity="100%" style:font-name="Droid Sans Mono" fo:font-size="11.25pt" fo:font-weight="normal" fo:background-color="#1f1f1f"/>
    </style:style>
    <style:style style:name="P3" style:family="paragraph" style:parent-style-name="Standard">
      <style:text-properties fo:color="#cccccc" loext:opacity="100%" style:font-name="Droid Sans Mono" fo:font-size="11.25pt" fo:font-weight="normal" officeooo:rsid="00116ee3" officeooo:paragraph-rsid="00116ee3" fo:background-color="#1f1f1f"/>
    </style:style>
    <style:style style:name="P4" style:family="paragraph" style:parent-style-name="Standard">
      <style:paragraph-properties style:line-height-at-least="0.529cm"/>
      <style:text-properties fo:color="#6a9955" loext:opacity="100%" style:font-name="Droid Sans Mono" fo:font-size="11.25pt" fo:font-weight="normal" fo:background-color="#1f1f1f"/>
    </style:style>
    <style:style style:name="P5" style:family="paragraph" style:parent-style-name="Standard">
      <style:text-properties fo:color="#6a9955" loext:opacity="100%" style:font-name="Droid Sans Mono" fo:font-size="11.25pt" fo:font-weight="normal" officeooo:rsid="00116ee3" officeooo:paragraph-rsid="00116ee3" fo:background-color="#1f1f1f"/>
    </style:style>
    <style:style style:name="P6" style:family="paragraph" style:parent-style-name="Standard">
      <style:paragraph-properties style:line-height-at-least="0.529cm"/>
    </style:style>
    <style:style style:name="P7" style:family="paragraph" style:parent-style-name="Standard">
      <style:paragraph-properties fo:margin-top="0cm" fo:margin-bottom="0.499cm" style:contextual-spacing="false" style:line-height-at-least="0.529cm"/>
    </style:style>
    <style:style style:name="P8" style:family="paragraph" style:parent-style-name="Standard">
      <style:text-properties officeooo:rsid="00116ee3" officeooo:paragraph-rsid="00116ee3"/>
    </style:style>
    <style:style style:name="P9" style:family="paragraph" style:parent-style-name="Standard">
      <style:paragraph-properties style:line-height-at-least="0.529cm"/>
      <style:text-properties fo:color="#d4d4d4" loext:opacity="100%" style:font-name="Droid Sans Mono" fo:font-size="11.25pt" fo:font-weight="normal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808080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d7ba7d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d4d4d4" loext:opacity="100%"/>
    </style:style>
    <style:style style:name="T10" style:family="text">
      <style:text-properties fo:color="#6a9955" loext:opacity="100%"/>
    </style:style>
    <style:style style:name="T11" style:family="text">
      <style:text-properties fo:color="#4fc1ff" loext:opacity="100%"/>
    </style:style>
    <style:style style:name="T12" style:family="text">
      <style:text-properties fo:color="#4ec9b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% <text:span text:style-name="T1">extends</text:span> <text:span text:style-name="T2">'base.html.twig'</text:span> %}</text:p>
      <text:p text:style-name="P6"/>
      <text:p text:style-name="P1">{% <text:span text:style-name="T1">block</text:span> <text:span text:style-name="T3">title</text:span> %}Planning des Formations</text:p>
      <text:p text:style-name="P1">{% <text:span text:style-name="T1">endblock</text:span> %}</text:p>
      <text:p text:style-name="P6"/>
      <text:p text:style-name="P1">{% <text:span text:style-name="T1">block</text:span> <text:span text:style-name="T3">stylesheets</text:span> %}</text:p>
      <text:p text:style-name="P1">{{ <text:span text:style-name="T4">parent</text:span>() }}</text:p>
      <text:p text:style-name="P1"><text:span text:style-name="T5">&lt;</text:span><text:span text:style-name="T6">style</text:span><text:span text:style-name="T5">&gt;</text:span></text:p>
      <text:p text:style-name="P4">/* Make entire page fill screen */</text:p>
      <text:p text:style-name="P1"><text:span text:style-name="T7">html</text:span>,</text:p>
      <text:p text:style-name="P1"><text:span text:style-name="T7">body</text:span> {</text:p>
      <text:p text:style-name="P1"><text:span text:style-name="T3">height</text:span>: <text:span text:style-name="T8">100%</text:span>;</text:p>
      <text:p text:style-name="P1"><text:span text:style-name="T3">margin</text:span>: <text:span text:style-name="T8">0</text:span>;</text:p>
      <text:p text:style-name="P1"><text:span text:style-name="T3">padding</text:span>: <text:span text:style-name="T8">0</text:span>;</text:p>
      <text:p text:style-name="P1"><text:span text:style-name="T3">overflow</text:span>: <text:span text:style-name="T2">hidden</text:span>;</text:p>
      <text:p text:style-name="P1">}</text:p>
      <text:p text:style-name="P6"/>
      <text:p text:style-name="P4">/* Sticky top navbar */</text:p>
      <text:p text:style-name="P4">/*.navbar {</text:p>
      <text:p text:style-name="P4">position: sticky;</text:p>
      <text:p text:style-name="P4">top: 0;</text:p>
      <text:p text:style-name="P4">z-index: 1000;</text:p>
      <text:p text:style-name="P4">background: white;</text:p>
      <text:p text:style-name="P4">}*/</text:p>
      <text:p text:style-name="P6"/>
      <text:p text:style-name="P4">/* Full-size planning area under navbar */</text:p>
      <text:p text:style-name="P1"><text:span text:style-name="T7">.container-fluid</text:span> {</text:p>
      <text:p text:style-name="P1"><text:span text:style-name="T3">height</text:span>: <text:span text:style-name="T4">calc</text:span>(<text:span text:style-name="T8">100vh</text:span> <text:span text:style-name="T9">-</text:span> <text:span text:style-name="T8">60px</text:span>); <text:span text:style-name="T10">/* Adjust 60px if your navbar height is different */</text:span></text:p>
      <text:p text:style-name="P1"><text:span text:style-name="T3">width</text:span>: <text:span text:style-name="T8">100vw</text:span>;</text:p>
      <text:p text:style-name="P1"><text:span text:style-name="T3">padding</text:span>: <text:span text:style-name="T8">0</text:span>;</text:p>
      <text:p text:style-name="P1"><text:span text:style-name="T3">margin</text:span>: <text:span text:style-name="T8">0</text:span>;</text:p>
      <text:p text:style-name="P1"><text:span text:style-name="T3">display</text:span>: <text:span text:style-name="T2">flex</text:span>;</text:p>
      <text:p text:style-name="P1"><text:span text:style-name="T3">flex-direction</text:span>: <text:span text:style-name="T2">column</text:span>;</text:p>
      <text:p text:style-name="P1"><text:span text:style-name="T3">overflow</text:span>: <text:span text:style-name="T2">hidden</text:span>;</text:p>
      <text:p text:style-name="P1"><text:span text:style-name="T3">height</text:span>: <text:span text:style-name="T8">800px</text:span>;</text:p>
      <text:p text:style-name="P1">}</text:p>
      <text:p text:style-name="P6"/>
      <text:p text:style-name="P4">/* Outer container for Gantt diagram */</text:p>
      <text:p text:style-name="P1"><text:span text:style-name="T7">.gantt-wrapper</text:span> {</text:p>
      <text:p text:style-name="P1"><text:span text:style-name="T3">flex</text:span>: <text:span text:style-name="T8">1</text:span>;</text:p>
      <text:p text:style-name="P1"><text:span text:style-name="T3">display</text:span>: <text:span text:style-name="T2">flex</text:span>;</text:p>
      <text:p text:style-name="P1"><text:span text:style-name="T3">flex-direction</text:span>: <text:span text:style-name="T2">column</text:span>;</text:p>
      <text:p text:style-name="P4">/*overflow: hidden;*/</text:p>
      <text:p text:style-name="P6"/>
      <text:p text:style-name="P1">}</text:p>
      <text:p text:style-name="P6"/>
      <text:p text:style-name="P4">/* Header that stays visible on vertical scroll */</text:p>
      <text:p text:style-name="P1"><text:span text:style-name="T7">.gantt-scroll-body</text:span> {</text:p>
      <text:p text:style-name="P1"><text:soft-page-break/><text:span text:style-name="T3">flex</text:span>: <text:span text:style-name="T8">1</text:span>;</text:p>
      <text:p text:style-name="P1"><text:span text:style-name="T3">overflow</text:span>: <text:span text:style-name="T2">auto</text:span>;</text:p>
      <text:p text:style-name="P1"><text:span text:style-name="T3">cursor</text:span>: <text:span text:style-name="T2">grab</text:span>;</text:p>
      <text:p text:style-name="P1"><text:span text:style-name="T3">position</text:span>: <text:span text:style-name="T2">relative</text:span>;</text:p>
      <text:p text:style-name="P6"/>
      <text:p text:style-name="P4">/* Hide scrollbars but keep scroll functionality */</text:p>
      <text:p text:style-name="P1"><text:span text:style-name="T3">scrollbar-width</text:span>: <text:span text:style-name="T2">none</text:span>; <text:span text:style-name="T10">/* Firefox */</text:span></text:p>
      <text:p text:style-name="P1"><text:span text:style-name="T3">-ms-overflow-style</text:span>: <text:span text:style-name="T2">none</text:span>; <text:span text:style-name="T10">/* IE 10+ */</text:span></text:p>
      <text:p text:style-name="P1">}</text:p>
      <text:p text:style-name="P6"/>
      <text:p text:style-name="P1"><text:span text:style-name="T7">.gantt-scroll-body::-webkit-scrollbar</text:span> {</text:p>
      <text:p text:style-name="P1"><text:span text:style-name="T3">display</text:span>: <text:span text:style-name="T2">none</text:span>; <text:span text:style-name="T10">/* Chrome/Safari/Edge */</text:span></text:p>
      <text:p text:style-name="P1">}</text:p>
      <text:p text:style-name="P6"/>
      <text:p text:style-name="P1"><text:span text:style-name="T7">.gantt-header</text:span> {</text:p>
      <text:p text:style-name="P6"/>
      <text:p text:style-name="P1"><text:span text:style-name="T3">overflow</text:span>: <text:span text:style-name="T2">auto</text:span>;</text:p>
      <text:p text:style-name="P1"><text:span text:style-name="T3">cursor</text:span>: <text:span text:style-name="T2">grab</text:span>;</text:p>
      <text:p text:style-name="P4">/*position: sticky;*/</text:p>
      <text:p text:style-name="P1"><text:span text:style-name="T3">position</text:span>: <text:span text:style-name="T2">relative</text:span>;</text:p>
      <text:p text:style-name="P1"><text:span text:style-name="T3">top</text:span>: <text:span text:style-name="T8">0</text:span>;</text:p>
      <text:p text:style-name="P1"><text:span text:style-name="T3">background</text:span>: <text:span text:style-name="T2">white</text:span>;</text:p>
      <text:p text:style-name="P1"><text:span text:style-name="T3">z-index</text:span>: <text:span text:style-name="T8">50</text:span>;</text:p>
      <text:p text:style-name="P1"><text:span text:style-name="T3">border-bottom</text:span>: <text:span text:style-name="T8">2px</text:span> <text:span text:style-name="T2">solid</text:span> <text:span text:style-name="T2">#ccc</text:span>;</text:p>
      <text:p text:style-name="P6"/>
      <text:p text:style-name="P4">/* Enable horizontal scroll */</text:p>
      <text:p text:style-name="P1"><text:span text:style-name="T3">overflow-x</text:span>: <text:span text:style-name="T2">auto</text:span>;</text:p>
      <text:p text:style-name="P1"><text:span text:style-name="T3">overflow-y</text:span>: <text:span text:style-name="T2">hidden</text:span>;</text:p>
      <text:p text:style-name="P1"><text:span text:style-name="T3">white-space</text:span>: <text:span text:style-name="T2">nowrap</text:span>;</text:p>
      <text:p text:style-name="P6"/>
      <text:p text:style-name="P4">/* Hide scrollbars */</text:p>
      <text:p text:style-name="P1"><text:span text:style-name="T3">scrollbar-width</text:span>: <text:span text:style-name="T2">none</text:span>; <text:span text:style-name="T10">/* Firefox */</text:span></text:p>
      <text:p text:style-name="P1"><text:span text:style-name="T3">-ms-overflow-style</text:span>: <text:span text:style-name="T2">none</text:span>; <text:span text:style-name="T10">/* IE 10+ */</text:span></text:p>
      <text:p text:style-name="P1">}</text:p>
      <text:p text:style-name="P6"/>
      <text:p text:style-name="P1"><text:span text:style-name="T7">.gantt-header::-webkit-scrollbar</text:span> {</text:p>
      <text:p text:style-name="P1"><text:span text:style-name="T3">display</text:span>: <text:span text:style-name="T2">none</text:span>; <text:span text:style-name="T10">/* Chrome/Safari/Edge */</text:span></text:p>
      <text:p text:style-name="P1">}</text:p>
      <text:p text:style-name="P7"/>
      <text:p text:style-name="P1"><text:span text:style-name="T7">.gantt-container</text:span> {</text:p>
      <text:p text:style-name="P1"><text:span text:style-name="T3">position</text:span>: <text:span text:style-name="T2">relative</text:span>;</text:p>
      <text:p text:style-name="P1"><text:span text:style-name="T3">min-width</text:span>: <text:span text:style-name="T8">2000px</text:span>; <text:span text:style-name="T10">/* Ensures horizontal scroll space */</text:span></text:p>
      <text:p text:style-name="P1"><text:span text:style-name="T3">min-width</text:span>: <text:span text:style-name="T4">calc</text:span>(<text:span text:style-name="T8">7</text:span> <text:span text:style-name="T9">*</text:span> <text:span text:style-name="T8">52</text:span><text:span text:style-name="T9">*</text:span><text:span text:style-name="T8">30px</text:span>);</text:p>
      <text:p text:style-name="P1">}</text:p>
      <text:p text:style-name="P7"/>
      <text:p text:style-name="P4">/* Timelines (years/months/weeks/stagiaires) */</text:p>
      <text:p text:style-name="P1"><text:soft-page-break/><text:span text:style-name="T7">.timeline-years</text:span>,</text:p>
      <text:p text:style-name="P1"><text:span text:style-name="T7">.timeline-months</text:span>,</text:p>
      <text:p text:style-name="P6"/>
      <text:p text:style-name="P1"><text:span text:style-name="T7">.timeline-total-stagiaires</text:span> {</text:p>
      <text:p text:style-name="P1"><text:span text:style-name="T3">display</text:span>: <text:span text:style-name="T2">flex</text:span>;</text:p>
      <text:p text:style-name="P1"><text:span text:style-name="T3">height</text:span>: <text:span text:style-name="T8">20px</text:span>;</text:p>
      <text:p text:style-name="P1"><text:span text:style-name="T3">border-top</text:span>: <text:span text:style-name="T8">1px</text:span> <text:span text:style-name="T2">solid</text:span> <text:span text:style-name="T2">black</text:span>;</text:p>
      <text:p text:style-name="P7"/>
      <text:p text:style-name="P1">}</text:p>
      <text:p text:style-name="P1"><text:span text:style-name="T7">.timeline-weeks</text:span> {</text:p>
      <text:p text:style-name="P1"><text:span text:style-name="T3">display</text:span>: <text:span text:style-name="T2">flex</text:span>;</text:p>
      <text:p text:style-name="P1"><text:span text:style-name="T3">height</text:span>: <text:span text:style-name="T8">20px</text:span>;</text:p>
      <text:p text:style-name="P7"/>
      <text:p text:style-name="P1">}</text:p>
      <text:p text:style-name="P6"/>
      <text:p text:style-name="P1"><text:span text:style-name="T7">.timeline-active-stagiaires</text:span> {</text:p>
      <text:p text:style-name="P1"><text:span text:style-name="T3">border-bottom</text:span>: <text:span text:style-name="T8">2px</text:span> <text:span text:style-name="T2">solid</text:span> <text:span text:style-name="T2">#23395d</text:span>;</text:p>
      <text:p text:style-name="P1"><text:span text:style-name="T3">display</text:span>: <text:span text:style-name="T2">flex</text:span>;</text:p>
      <text:p text:style-name="P1"><text:span text:style-name="T3">height</text:span>: <text:span text:style-name="T8">20px</text:span>;</text:p>
      <text:p text:style-name="P1"><text:span text:style-name="T3">border-top</text:span>: <text:span text:style-name="T8">1px</text:span> <text:span text:style-name="T2">solid</text:span>;</text:p>
      <text:p text:style-name="P1"><text:span text:style-name="T3">width</text:span>: <text:span text:style-name="T8">100%</text:span>;</text:p>
      <text:p text:style-name="P7"/>
      <text:p text:style-name="P1">}</text:p>
      <text:p text:style-name="P6"/>
      <text:p text:style-name="P4">/* Year block spans entire year */</text:p>
      <text:p text:style-name="P1"><text:span text:style-name="T7">.year-column</text:span> {</text:p>
      <text:p text:style-name="P1"><text:span text:style-name="T3">font-weight</text:span>: <text:span text:style-name="T2">bold</text:span>;</text:p>
      <text:p text:style-name="P1"><text:span text:style-name="T3">background</text:span>: <text:span text:style-name="T2">#f8f9fc</text:span>;</text:p>
      <text:p text:style-name="P1"><text:span text:style-name="T3">border-top</text:span>: <text:span text:style-name="T8">3px</text:span> <text:span text:style-name="T2">solid</text:span> <text:span text:style-name="T2">#23395d</text:span>;</text:p>
      <text:p text:style-name="P1"><text:span text:style-name="T3">border-right</text:span>: <text:span text:style-name="T8">1px</text:span> <text:span text:style-name="T2">solid</text:span> <text:span text:style-name="T2">black</text:span>;</text:p>
      <text:p text:style-name="P1"><text:span text:style-name="T3">display</text:span>: <text:span text:style-name="T2">flex</text:span>;</text:p>
      <text:p text:style-name="P1"><text:span text:style-name="T3">align-items</text:span>: <text:span text:style-name="T2">center</text:span>;</text:p>
      <text:p text:style-name="P1"><text:span text:style-name="T3">justify-content</text:span>: <text:span text:style-name="T2">center</text:span>;</text:p>
      <text:p text:style-name="P1"><text:span text:style-name="T3">min-width</text:span>: <text:span text:style-name="T8">1200px</text:span>; <text:span text:style-name="T10">/* 52 weeks × 30px */</text:span></text:p>
      <text:p text:style-name="P1">}</text:p>
      <text:p text:style-name="P6"/>
      <text:p text:style-name="P1"><text:span text:style-name="T7">.month-column</text:span> {</text:p>
      <text:p text:style-name="P1"><text:span text:style-name="T3">min-width</text:span>: <text:span text:style-name="T8">100px</text:span>;</text:p>
      <text:p text:style-name="P1"><text:span text:style-name="T3">font-size</text:span>: <text:span text:style-name="T8">12px</text:span>;</text:p>
      <text:p text:style-name="P1"><text:span text:style-name="T3">border</text:span>: <text:span text:style-name="T8">1px</text:span> <text:span text:style-name="T2">solid</text:span> <text:span text:style-name="T2">#999</text:span>;</text:p>
      <text:p text:style-name="P1"><text:span text:style-name="T3">display</text:span>: <text:span text:style-name="T2">flex</text:span>;</text:p>
      <text:p text:style-name="P1"><text:span text:style-name="T3">align-items</text:span>: <text:span text:style-name="T2">center</text:span>;</text:p>
      <text:p text:style-name="P1"><text:span text:style-name="T3">justify-content</text:span>: <text:span text:style-name="T2">center</text:span>;</text:p>
      <text:p text:style-name="P1">}</text:p>
      <text:p text:style-name="P6"/>
      <text:p text:style-name="P1"><text:soft-page-break/><text:span text:style-name="T7">.week-column</text:span>,</text:p>
      <text:p text:style-name="P1"><text:span text:style-name="T7">.stagiaires-column</text:span> {</text:p>
      <text:p text:style-name="P1"><text:span text:style-name="T3">min-width</text:span>: <text:span text:style-name="T8">23px</text:span>;</text:p>
      <text:p text:style-name="P1"><text:span text:style-name="T3">font-size</text:span>: <text:span text:style-name="T8">11px</text:span>;</text:p>
      <text:p text:style-name="P1"><text:span text:style-name="T3">border-right</text:span>: <text:span text:style-name="T8">1px</text:span> <text:span text:style-name="T2">solid</text:span> <text:span text:style-name="T2">#eee</text:span>;</text:p>
      <text:p text:style-name="P1"><text:span text:style-name="T3">display</text:span>: <text:span text:style-name="T2">flex</text:span>;</text:p>
      <text:p text:style-name="P1"><text:span text:style-name="T3">align-items</text:span>: <text:span text:style-name="T2">center</text:span>;</text:p>
      <text:p text:style-name="P1"><text:span text:style-name="T3">justify-content</text:span>: <text:span text:style-name="T2">center</text:span>;</text:p>
      <text:p text:style-name="P1"><text:span text:style-name="T3">height</text:span>: ;</text:p>
      <text:p text:style-name="P1">}</text:p>
      <text:p text:style-name="P1"><text:span text:style-name="T7">.stagiaires-column</text:span> {</text:p>
      <text:p text:style-name="P1">;</text:p>
      <text:p text:style-name="P4">/*border-top: 3px solid #23395d;*/</text:p>
      <text:p text:style-name="P1">}</text:p>
      <text:p text:style-name="P6"/>
      <text:p text:style-name="P4">/* Sticky left column for formation names */</text:p>
      <text:p text:style-name="P1"><text:span text:style-name="T7">.formation-name</text:span> {</text:p>
      <text:p text:style-name="P1"><text:span text:style-name="T3">position</text:span>: <text:span text:style-name="T2">sticky</text:span>;</text:p>
      <text:p text:style-name="P1"><text:span text:style-name="T3">left</text:span>: <text:span text:style-name="T8">0</text:span>;</text:p>
      <text:p text:style-name="P1"><text:span text:style-name="T3">background</text:span>: <text:span text:style-name="T2">white</text:span>;</text:p>
      <text:p text:style-name="P1"><text:span text:style-name="T3">z-index</text:span>: <text:span text:style-name="T8">10</text:span>;</text:p>
      <text:p text:style-name="P1"><text:span text:style-name="T3">width</text:span>: <text:span text:style-name="T8">250px</text:span>;</text:p>
      <text:p text:style-name="P1"><text:span text:style-name="T3">border-right</text:span>: <text:span text:style-name="T8">1px</text:span> <text:span text:style-name="T2">solid</text:span> <text:span text:style-name="T2">#ddd</text:span>;</text:p>
      <text:p text:style-name="P1"><text:span text:style-name="T3">padding-left</text:span>: <text:span text:style-name="T8">5px</text:span>;</text:p>
      <text:p text:style-name="P1"><text:span text:style-name="T3">font-weight</text:span>: <text:span text:style-name="T2">bold</text:span>;</text:p>
      <text:p text:style-name="P1"><text:span text:style-name="T3">white-space</text:span>: <text:span text:style-name="T2">nowrap</text:span>;</text:p>
      <text:p text:style-name="P1"><text:span text:style-name="T3">overflow</text:span>: <text:span text:style-name="T2">hidden</text:span>;</text:p>
      <text:p text:style-name="P1"><text:span text:style-name="T3">text-overflow</text:span>: <text:span text:style-name="T2">ellipsis</text:span>;</text:p>
      <text:p text:style-name="P1">}</text:p>
      <text:p text:style-name="P6"/>
      <text:p text:style-name="P4">/* Gantt bars */</text:p>
      <text:p text:style-name="P1"><text:span text:style-name="T7">.formation-bar</text:span> {</text:p>
      <text:p text:style-name="P1"><text:span text:style-name="T3">position</text:span>: <text:span text:style-name="T2">absolute</text:span>;</text:p>
      <text:p text:style-name="P1"><text:span text:style-name="T3">height</text:span>: <text:span text:style-name="T8">30px</text:span>;</text:p>
      <text:p text:style-name="P1"><text:span text:style-name="T3">background-color</text:span>: <text:span text:style-name="T2">#4e73df</text:span>;</text:p>
      <text:p text:style-name="P1"><text:span text:style-name="T3">border-radius</text:span>: <text:span text:style-name="T8">3px</text:span>;</text:p>
      <text:p text:style-name="P1"><text:span text:style-name="T3">top</text:span>: <text:span text:style-name="T8">5px</text:span>;</text:p>
      <text:p text:style-name="P1"><text:span text:style-name="T3">cursor</text:span>: <text:span text:style-name="T2">pointer</text:span>;</text:p>
      <text:p text:style-name="P1"><text:span text:style-name="T3">color</text:span>: <text:span text:style-name="T2">white</text:span>;</text:p>
      <text:p text:style-name="P1"><text:span text:style-name="T3">font-size</text:span>: <text:span text:style-name="T8">10px</text:span>;</text:p>
      <text:p text:style-name="P1"><text:span text:style-name="T3">padding</text:span>: <text:span text:style-name="T8">2px</text:span>;</text:p>
      <text:p text:style-name="P1"><text:span text:style-name="T3">overflow</text:span>: <text:span text:style-name="T2">hidden</text:span>;</text:p>
      <text:p text:style-name="P1"><text:span text:style-name="T3">white-space</text:span>: <text:span text:style-name="T2">nowrap</text:span>;</text:p>
      <text:p text:style-name="P6"/>
      <text:p text:style-name="P1"><text:span text:style-name="T3">text-overflow</text:span>: <text:span text:style-name="T2">ellipsis</text:span>;</text:p>
      <text:p text:style-name="P1">}</text:p>
      <text:p text:style-name="P7"/>
      <text:p text:style-name="P1"><text:soft-page-break/><text:span text:style-name="T7">.formation-bar:hover</text:span> {</text:p>
      <text:p text:style-name="P1"><text:span text:style-name="T3">z-index</text:span>: <text:span text:style-name="T8">10</text:span>;</text:p>
      <text:p text:style-name="P1"><text:span text:style-name="T3">overflow</text:span>: <text:span text:style-name="T2">visible</text:span>;</text:p>
      <text:p text:style-name="P1"><text:span text:style-name="T3">background-color</text:span>: <text:span text:style-name="T2">#3a5bbf</text:span>;</text:p>
      <text:p text:style-name="P1">}</text:p>
      <text:p text:style-name="P6"/>
      <text:p text:style-name="P1"><text:span text:style-name="T7">.formation-validated</text:span> {</text:p>
      <text:p text:style-name="P1"><text:span text:style-name="T3">background-color</text:span>: <text:span text:style-name="T2">#28a745</text:span>;</text:p>
      <text:p text:style-name="P1">}</text:p>
      <text:p text:style-name="P6"/>
      <text:p text:style-name="P1"><text:span text:style-name="T7">.formation-pending</text:span> {</text:p>
      <text:p text:style-name="P1"><text:span text:style-name="T3">background-color</text:span>: orang;</text:p>
      <text:p text:style-name="P1">}</text:p>
      <text:p text:style-name="P6"/>
      <text:p text:style-name="P4">/* Interruptions */</text:p>
      <text:p text:style-name="P1"><text:span text:style-name="T7">.interruption</text:span> {</text:p>
      <text:p text:style-name="P1"><text:span text:style-name="T3">position</text:span>: <text:span text:style-name="T2">absolute</text:span>;</text:p>
      <text:p text:style-name="P1"><text:span text:style-name="T3">height</text:span>: <text:span text:style-name="T8">30px</text:span>;</text:p>
      <text:p text:style-name="P1"><text:span text:style-name="T3">background-color</text:span>: <text:span text:style-name="T2">#e74a3b</text:span>;</text:p>
      <text:p text:style-name="P1"><text:span text:style-name="T3">opacity</text:span>: <text:span text:style-name="T8">0.7</text:span>;</text:p>
      <text:p text:style-name="P1"><text:span text:style-name="T3">top</text:span>: <text:span text:style-name="T8">5px</text:span>;</text:p>
      <text:p text:style-name="P1"><text:span text:style-name="T3">z-index</text:span>: <text:span text:style-name="T8">5</text:span>;</text:p>
      <text:p text:style-name="P1"><text:span text:style-name="T3">border-radius</text:span>: <text:span text:style-name="T8">3px</text:span>;</text:p>
      <text:p text:style-name="P1">}</text:p>
      <text:p text:style-name="P6"/>
      <text:p text:style-name="P4">/* Enterprise Periods */</text:p>
      <text:p text:style-name="P1"><text:span text:style-name="T7">.entreprise-period</text:span> {</text:p>
      <text:p text:style-name="P1"><text:span text:style-name="T3">position</text:span>: <text:span text:style-name="T2">absolute</text:span>;</text:p>
      <text:p text:style-name="P1"><text:span text:style-name="T3">height</text:span>: <text:span text:style-name="T8">30px</text:span>;</text:p>
      <text:p text:style-name="P1"><text:span text:style-name="T3">background-color</text:span>: <text:span text:style-name="T2">#1cc88a</text:span>;</text:p>
      <text:p text:style-name="P1"><text:span text:style-name="T3">border-radius</text:span>: <text:span text:style-name="T8">3px</text:span>;</text:p>
      <text:p text:style-name="P1"><text:span text:style-name="T3">top</text:span>: <text:span text:style-name="T8">5px</text:span>; <text:span text:style-name="T10">/* Position below main bar */</text:span></text:p>
      <text:p text:style-name="P1"><text:span text:style-name="T3">z-index</text:span>: <text:span text:style-name="T8">4</text:span>;</text:p>
      <text:p text:style-name="P1">}</text:p>
      <text:p text:style-name="P6"/>
      <text:p text:style-name="P4">/* Markers */</text:p>
      <text:p text:style-name="P1"><text:span text:style-name="T7">.holiday-marker</text:span>,</text:p>
      <text:p text:style-name="P1"><text:span text:style-name="T7">.today-marker</text:span> {</text:p>
      <text:p text:style-name="P1"><text:span text:style-name="T3">position</text:span>: <text:span text:style-name="T2">absolute</text:span>;</text:p>
      <text:p text:style-name="P1"><text:span text:style-name="T3">top</text:span>: <text:span text:style-name="T8">0</text:span>;</text:p>
      <text:p text:style-name="P1"><text:span text:style-name="T3">height</text:span>: <text:span text:style-name="T8">100%</text:span>;</text:p>
      <text:p text:style-name="P1"><text:span text:style-name="T3">width</text:span>: <text:span text:style-name="T8">2px</text:span>;</text:p>
      <text:p text:style-name="P1"><text:span text:style-name="T3">z-index</text:span>: <text:span text:style-name="T8">5</text:span>;</text:p>
      <text:p text:style-name="P1">}</text:p>
      <text:p text:style-name="P6"/>
      <text:p text:style-name="P1"><text:span text:style-name="T7">.holiday-marker</text:span> {</text:p>
      <text:p text:style-name="P1"><text:span text:style-name="T3">background-color</text:span>: <text:span text:style-name="T2">red</text:span>;</text:p>
      <text:p text:style-name="P1"><text:span text:style-name="T3">height</text:span>: <text:span text:style-name="T8">800px</text:span>;</text:p>
      <text:p text:style-name="P1"><text:soft-page-break/><text:span text:style-name="T3">margin-top</text:span>: <text:span text:style-name="T8">280px</text:span>;</text:p>
      <text:p text:style-name="P1">}</text:p>
      <text:p text:style-name="P6"/>
      <text:p text:style-name="P1"><text:span text:style-name="T7">.today-marker</text:span> {</text:p>
      <text:p text:style-name="P1"><text:span text:style-name="T3">background-color</text:span>: <text:span text:style-name="T2">blue</text:span>;</text:p>
      <text:p text:style-name="P1"><text:span text:style-name="T3">height</text:span>: <text:span text:style-name="T8">800px</text:span>;</text:p>
      <text:p text:style-name="P1"><text:span text:style-name="T3">margin-top</text:span>: <text:span text:style-name="T8">280px</text:span>;</text:p>
      <text:p text:style-name="P1">}</text:p>
      <text:p text:style-name="P1"><text:span text:style-name="T5">&lt;/</text:span><text:span text:style-name="T6">style</text:span><text:span text:style-name="T5">&gt;</text:span></text:p>
      <text:p text:style-name="P1">{% <text:span text:style-name="T1">endblock</text:span> %}</text:p>
      <text:p text:style-name="P7"/>
      <text:p text:style-name="P1">{% <text:span text:style-name="T1">block</text:span> <text:span text:style-name="T3">body</text:span> %}</text:p>
      <text:p text:style-name="P1"><text:span text:style-name="T5">&lt;</text:span><text:span text:style-name="T6">div</text:span> <text:span text:style-name="T3">class</text:span>=<text:span text:style-name="T2">"container-fluid"</text:span><text:span text:style-name="T5">&gt;</text:span></text:p>
      <text:p text:style-name="P1"><text:span text:style-name="T5">&lt;</text:span><text:span text:style-name="T6">h1</text:span> <text:span text:style-name="T3">class</text:span>=<text:span text:style-name="T2">"h3 mb-4 text-gray-800 text-center"</text:span><text:span text:style-name="T5">&gt;</text:span>Planning des Formations<text:span text:style-name="T5">&lt;/</text:span><text:span text:style-name="T6">h1</text:span><text:span text:style-name="T5">&gt;</text:span></text:p>
      <text:p text:style-name="P6"/>
      <text:p text:style-name="P1"><text:span text:style-name="T5">&lt;</text:span><text:span text:style-name="T6">div</text:span> <text:span text:style-name="T3">class</text:span>=<text:span text:style-name="T2">"gantt-wrapper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gantt-header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timeline-years"</text:span><text:span text:style-name="T5">&gt;</text:span></text:p>
      <text:p text:style-name="P1">{% <text:span text:style-name="T1">for</text:span> <text:span text:style-name="T3">year</text:span>, <text:span text:style-name="T3">weeks</text:span> <text:span text:style-name="T9">in</text:span> <text:span text:style-name="T3">yearly_weeks</text:span> %}</text:p>
      <text:p text:style-name="P1"><text:span text:style-name="T5">&lt;</text:span><text:span text:style-name="T6">div</text:span> <text:span text:style-name="T3">class</text:span>=<text:span text:style-name="T2">"year-column"</text:span> <text:span text:style-name="T3">style</text:span>=<text:span text:style-name="T2">"width: {{ </text:span><text:span text:style-name="T3">weeks</text:span><text:span text:style-name="T2"> </text:span><text:span text:style-name="T9">*</text:span><text:span text:style-name="T2"> </text:span><text:span text:style-name="T8">30</text:span><text:span text:style-name="T2"> }}px"</text:span><text:span text:style-name="T5">&gt;</text:span>{{ <text:span text:style-name="T3">year</text:span> }}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6"/>
      <text:p text:style-name="P1"><text:span text:style-name="T5">&lt;</text:span><text:span text:style-name="T6">div</text:span> <text:span text:style-name="T3">class</text:span>=<text:span text:style-name="T2">"timeline-months"</text:span><text:span text:style-name="T5">&gt;</text:span></text:p>
      <text:p text:style-name="P1">{% <text:span text:style-name="T1">for</text:span> <text:span text:style-name="T3">month</text:span> <text:span text:style-name="T9">in</text:span> <text:span text:style-name="T3">months</text:span> %}</text:p>
      <text:p text:style-name="P1"><text:span text:style-name="T5">&lt;</text:span><text:span text:style-name="T6">div</text:span> <text:span text:style-name="T3">class</text:span>=<text:span text:style-name="T2">"month-column"</text:span><text:span text:style-name="T5">&gt;</text:span>{{ <text:span text:style-name="T3">month</text:span><text:span text:style-name="T9">|</text:span><text:span text:style-name="T4">split</text:span>(<text:span text:style-name="T2">'-'</text:span>)[<text:span text:style-name="T8">1</text:span>]<text:span text:style-name="T9">|</text:span>month_name_fr }}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6"/>
      <text:p text:style-name="P1"><text:span text:style-name="T5">&lt;</text:span><text:span text:style-name="T6">div</text:span> <text:span text:style-name="T3">class</text:span>=<text:span text:style-name="T2">"timeline-weeks"</text:span><text:span text:style-name="T5">&gt;</text:span></text:p>
      <text:p text:style-name="P1">{% <text:span text:style-name="T1">for</text:span> <text:span text:style-name="T3">week</text:span> <text:span text:style-name="T9">in</text:span> <text:span text:style-name="T3">all_weeks</text:span> %}</text:p>
      <text:p text:style-name="P1"><text:span text:style-name="T5">&lt;</text:span><text:span text:style-name="T6">div</text:span> <text:span text:style-name="T3">class</text:span>=<text:span text:style-name="T2">"week-column"</text:span> <text:span text:style-name="T3">title</text:span>=<text:span text:style-name="T2">"Semaine {{ </text:span><text:span text:style-name="T3">week</text:span><text:span text:style-name="T2">.</text:span><text:span text:style-name="T3">number</text:span><text:span text:style-name="T2"> }}{% </text:span><text:span text:style-name="T1">if</text:span><text:span text:style-name="T2"> </text:span><text:span text:style-name="T3">week</text:span><text:span text:style-name="T2">.</text:span><text:span text:style-name="T3">iso_year</text:span><text:span text:style-name="T2"> </text:span><text:span text:style-name="T9">!=</text:span><text:span text:style-name="T2"> </text:span><text:span text:style-name="T3">week</text:span><text:span text:style-name="T2">.</text:span><text:span text:style-name="T3">display_year</text:span><text:span text:style-name="T2"> %} ({{ </text:span><text:span text:style-name="T3">week</text:span><text:span text:style-name="T2">.</text:span><text:span text:style-name="T3">iso_year</text:span><text:span text:style-name="T2"> }}){% </text:span><text:span text:style-name="T1">endif</text:span><text:span text:style-name="T2"> %}"</text:span><text:span text:style-name="T5">&gt;</text:span></text:p>
      <text:p text:style-name="P1">{{ <text:span text:style-name="T3">week</text:span>.<text:span text:style-name="T3">number</text:span> }}</text:p>
      <text:p text:style-name="P1">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6"/>
      <text:p text:style-name="P1"><text:span text:style-name="T5">&lt;</text:span><text:span text:style-name="T6">div</text:span> <text:span text:style-name="T3">class</text:span>=<text:span text:style-name="T2">"timeline-total-stagiaires"</text:span><text:span text:style-name="T5">&gt;</text:span></text:p>
      <text:p text:style-name="P1">{% <text:span text:style-name="T1">for</text:span> <text:span text:style-name="T3">week</text:span> <text:span text:style-name="T9">in</text:span> <text:span text:style-name="T3">all_weeks</text:span> %}</text:p>
      <text:p text:style-name="P1"><text:span text:style-name="T5">&lt;</text:span><text:span text:style-name="T6">div</text:span> <text:span text:style-name="T3">class</text:span>=<text:span text:style-name="T2">"stagiaires-column"</text:span><text:span text:style-name="T5">&gt;</text:span>{{ <text:span text:style-name="T3">week</text:span>.<text:span text:style-name="T3">total_stagiaires</text:span> ?? <text:span text:style-name="T2">''</text:span> }}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timeline-active-stagiaires"</text:span><text:span text:style-name="T5">&gt;</text:span></text:p>
      <text:p text:style-name="P1">{% <text:span text:style-name="T1">for</text:span> <text:span text:style-name="T3">week</text:span> <text:span text:style-name="T9">in</text:span> <text:span text:style-name="T3">all_weeks</text:span> %}</text:p>
      <text:p text:style-name="P1"><text:span text:style-name="T5">&lt;</text:span><text:span text:style-name="T6">div</text:span> <text:span text:style-name="T3">class</text:span>=<text:span text:style-name="T2">"stagiaires-column"</text:span><text:span text:style-name="T5">&gt;</text:span>{{ <text:span text:style-name="T3">week</text:span>.<text:span text:style-name="T3">active_stagiaires</text:span> ?? <text:span text:style-name="T2">''</text:span> }}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oft-page-break/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6"/>
      <text:p text:style-name="P1"><text:span text:style-name="T5">&lt;</text:span><text:span text:style-name="T6">div</text:span> <text:span text:style-name="T3">class</text:span>=<text:span text:style-name="T2">"gantt-scroll-body"</text:span> <text:span text:style-name="T3">id</text:span>=<text:span text:style-name="T2">"gantt-scroll-body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gantt-container"</text:span><text:span text:style-name="T5">&gt;</text:span></text:p>
      <text:p text:style-name="P1">{% <text:span text:style-name="T1">for</text:span> <text:span text:style-name="T3">group</text:span>, <text:span text:style-name="T3">formations</text:span> <text:span text:style-name="T9">in</text:span> <text:span text:style-name="T3">grouped_formations</text:span> %}</text:p>
      <text:p text:style-name="P1"><text:span text:style-name="T5">&lt;</text:span><text:span text:style-name="T6">div</text:span> <text:span text:style-name="T3">id</text:span>=<text:span text:style-name="T2">"group-{{ </text:span><text:span text:style-name="T3">group</text:span><text:span text:style-name="T9">|</text:span><text:span text:style-name="T4">e</text:span><text:span text:style-name="T2">('html_attr') }}"</text:span><text:span text:style-name="T5">&gt;</text:span></text:p>
      <text:p text:style-name="P6"/>
      <text:p text:style-name="P1">{% <text:span text:style-name="T1">for</text:span> <text:span text:style-name="T3">formation</text:span> <text:span text:style-name="T9">in</text:span> <text:span text:style-name="T3">formations</text:span> %}</text:p>
      <text:p text:style-name="P1"><text:span text:style-name="T5">&lt;</text:span><text:span text:style-name="T6">div</text:span> <text:span text:style-name="T3">class</text:span>=<text:span text:style-name="T2">"gantt-row"</text:span> <text:span text:style-name="T3">style</text:span>=<text:span text:style-name="T2">"height: 30px; position: relative;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formation-name"</text:span> <text:span text:style-name="T3">style</text:span>=<text:span text:style-name="T2">"position: sticky; left: 0; background: white; z-index: 10; width: 250px;"</text:span><text:span text:style-name="T5">&gt;</text:span></text:p>
      <text:p text:style-name="P1">{{ <text:span text:style-name="T3">formation</text:span>.<text:span text:style-name="T3">nom</text:span> }}<text:span text:style-name="T5">&lt;</text:span><text:span text:style-name="T6">br</text:span><text:span text:style-name="T5">&gt;</text:span></text:p>
      <text:p text:style-name="P1"><text:span text:style-name="T5">&lt;</text:span><text:span text:style-name="T6">small</text:span><text:span text:style-name="T5">&gt;</text:span>{{ <text:span text:style-name="T3">formation</text:span>.<text:span text:style-name="T3">titreProfessionnel</text:span> }}<text:span text:style-name="T5">&lt;/</text:span><text:span text:style-name="T6">small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6"/>
      <text:p text:style-name="P1"><text:span text:style-name="T5">&lt;</text:span><text:span text:style-name="T6">div</text:span> <text:span text:style-name="T3">style</text:span>=<text:span text:style-name="T2">"position: relative; height: 100%; margin-left: 0px;"</text:span><text:span text:style-name="T5">&gt;</text:span></text:p>
      <text:p text:style-name="P1">{% <text:span text:style-name="T1">set</text:span> <text:span text:style-name="T3">barLeft</text:span> <text:span text:style-name="T9">=</text:span> date_service.<text:span text:style-name="T3">getWeeksBetween</text:span>(<text:span text:style-name="T3">start_date</text:span>, <text:span text:style-name="T3">formation</text:span>.<text:span text:style-name="T3">dateDebut</text:span>) <text:span text:style-name="T9">*</text:span> <text:span text:style-name="T8">30</text:span> %}</text:p>
      <text:p text:style-name="P1">{% <text:span text:style-name="T1">set</text:span> <text:span text:style-name="T3">barWidth</text:span> <text:span text:style-name="T9">=</text:span> date_service.<text:span text:style-name="T3">getWeeksBetween</text:span>(<text:span text:style-name="T3">formation</text:span>.<text:span text:style-name="T3">dateDebut</text:span>, <text:span text:style-name="T3">formation</text:span>.<text:span text:style-name="T3">dateFin</text:span>) <text:span text:style-name="T9">*</text:span> <text:span text:style-name="T8">30</text:span> %}</text:p>
      <text:p text:style-name="P6"/>
      <text:p text:style-name="P4">{# Main Formation Bar #}</text:p>
      <text:p text:style-name="P1"><text:span text:style-name="T5">&lt;</text:span><text:span text:style-name="T6">a</text:span> <text:span text:style-name="T3">href</text:span>=<text:span text:style-name="T2">"{{ path('app_formation_edit', {'id': </text:span><text:span text:style-name="T3">formation</text:span><text:span text:style-name="T2">.</text:span><text:span text:style-name="T3">id</text:span><text:span text:style-name="T2">}) }}"</text:span> <text:span text:style-name="T3">class</text:span>=<text:span text:style-name="T2">"formation-bar {{ </text:span><text:span text:style-name="T3">formation</text:span><text:span text:style-name="T2">.</text:span><text:span text:style-name="T3">etat</text:span><text:span text:style-name="T2"> </text:span><text:span text:style-name="T9">==</text:span><text:span text:style-name="T2"> 'validée' </text:span><text:span text:style-name="T9">?</text:span><text:span text:style-name="T2"> 'formation-validated' </text:span><text:span text:style-name="T9">:</text:span><text:span text:style-name="T2"> 'formation-pending' }}"</text:span> <text:span text:style-name="T3">style</text:span>=<text:span text:style-name="T2">"left: {{ </text:span><text:span text:style-name="T3">barLeft</text:span><text:span text:style-name="T2"> }}px; width: {{ </text:span><text:span text:style-name="T3">barWidth</text:span><text:span text:style-name="T2"> }}px"</text:span><text:span text:style-name="T5">&gt;</text:span></text:p>
      <text:p text:style-name="P1">{{ <text:span text:style-name="T3">formation</text:span>.<text:span text:style-name="T3">nom</text:span> }}</text:p>
      <text:p text:style-name="P1">({{ <text:span text:style-name="T3">formation</text:span>.<text:span text:style-name="T3">nombreHeures</text:span> }}h)</text:p>
      <text:p text:style-name="P1"><text:span text:style-name="T5">&lt;/</text:span><text:span text:style-name="T6">a</text:span><text:span text:style-name="T5">&gt;</text:span></text:p>
      <text:p text:style-name="P4">{# Interruptions #}</text:p>
      <text:p text:style-name="P1">{% <text:span text:style-name="T1">for</text:span> <text:span text:style-name="T3">interruption</text:span> <text:span text:style-name="T9">in</text:span> <text:span text:style-name="T3">formation</text:span>.<text:span text:style-name="T3">interruptions</text:span> %}</text:p>
      <text:p text:style-name="P1">{% <text:span text:style-name="T1">set</text:span> <text:span text:style-name="T3">intLeft</text:span> <text:span text:style-name="T9">=</text:span> date_service.<text:span text:style-name="T3">getWeeksBetween</text:span>(<text:span text:style-name="T3">start_date</text:span>, <text:span text:style-name="T3">interruption</text:span>.<text:span text:style-name="T3">dateDebut</text:span>) <text:span text:style-name="T9">*</text:span> <text:span text:style-name="T8">30</text:span> %}</text:p>
      <text:p text:style-name="P1">{% <text:span text:style-name="T1">set</text:span> <text:span text:style-name="T3">intWidth</text:span> <text:span text:style-name="T9">=</text:span> date_service.<text:span text:style-name="T3">getWeeksBetween</text:span>(<text:span text:style-name="T3">interruption</text:span>.<text:span text:style-name="T3">dateDebut</text:span>, <text:span text:style-name="T3">interruption</text:span>.<text:span text:style-name="T3">dateFin</text:span>) <text:span text:style-name="T9">*</text:span> <text:span text:style-name="T8">30</text:span> %}</text:p>
      <text:p text:style-name="P1"><text:span text:style-name="T5">&lt;</text:span><text:span text:style-name="T6">div</text:span> <text:span text:style-name="T3">class</text:span>=<text:span text:style-name="T2">"interruption"</text:span> <text:span text:style-name="T3">style</text:span>=<text:span text:style-name="T2">"left: {{ </text:span><text:span text:style-name="T3">intLeft</text:span><text:span text:style-name="T2"> }}px; width: {{ </text:span><text:span text:style-name="T3">intWidth</text:span><text:span text:style-name="T2"> }}px"</text:span> <text:span text:style-name="T3">title</text:span>=<text:span text:style-name="T2">"Interruption: {{ </text:span><text:span text:style-name="T3">interruption</text:span><text:span text:style-name="T2">.</text:span><text:span text:style-name="T3">dateDebut</text:span><text:span text:style-name="T9">|</text:span><text:span text:style-name="T4">date</text:span><text:span text:style-name="T2">('d/m/Y') }} - {{ </text:span><text:span text:style-name="T3">interruption</text:span><text:span text:style-name="T2">.</text:span><text:span text:style-name="T3">dateFin</text:span><text:span text:style-name="T9">|</text:span><text:span text:style-name="T4">date</text:span><text:span text:style-name="T2">('d/m/Y') }}"</text:span><text:span text:style-name="T5">&gt;&lt;/</text:span><text:span text:style-name="T6">div</text:span><text:span text:style-name="T5">&gt;</text:span></text:p>
      <text:p text:style-name="P1">{% <text:span text:style-name="T1">endfor</text:span> %}</text:p>
      <text:p text:style-name="P4">&lt;!-- Period en Entreprises --&gt;</text:p>
      <text:p text:style-name="P1">{% <text:span text:style-name="T1">for</text:span> <text:span text:style-name="T3">periode</text:span> <text:span text:style-name="T9">in</text:span> <text:span text:style-name="T3">formation</text:span>.<text:span text:style-name="T3">periodEnEntreprises</text:span> %}</text:p>
      <text:p text:style-name="P1">{% <text:span text:style-name="T1">set</text:span> <text:span text:style-name="T3">entLeft</text:span> <text:span text:style-name="T9">=</text:span> date_service.<text:span text:style-name="T3">getDaysBetween</text:span>(<text:span text:style-name="T3">start_date</text:span>, <text:span text:style-name="T3">periode</text:span>.<text:span text:style-name="T3">dateDebut</text:span>) <text:span text:style-name="T9">*</text:span> <text:span text:style-name="T3">dayWidth</text:span> %}</text:p>
      <text:p text:style-name="P1">{% <text:span text:style-name="T1">set</text:span> <text:span text:style-name="T3">entWidth</text:span> <text:span text:style-name="T9">=</text:span> date_service.<text:span text:style-name="T3">getDaysBetween</text:span>(<text:span text:style-name="T3">periode</text:span>.<text:span text:style-name="T3">dateDebut</text:span>, <text:span text:style-name="T3">periode</text:span>.<text:span text:style-name="T3">dateFin</text:span>) <text:span text:style-name="T9">*</text:span> <text:span text:style-name="T3">dayWidth</text:span> %}</text:p>
      <text:p text:style-name="P1"><text:span text:style-name="T5">&lt;</text:span><text:span text:style-name="T6">div</text:span> <text:span text:style-name="T3">class</text:span>=<text:span text:style-name="T2">"entreprise-period"</text:span> <text:span text:style-name="T3">style</text:span>=<text:span text:style-name="T2">"left: {{ </text:span><text:span text:style-name="T3">entLeft</text:span><text:span text:style-name="T2"> }}px; width: {{ </text:span><text:span text:style-name="T3">entWidth</text:span><text:span text:style-name="T2"> }}px"</text:span><text:span text:style-name="T5">&gt;&lt;/</text:span><text:span text:style-name="T6">div</text:span><text:span text:style-name="T5">&gt;</text:span></text:p>
      <text:p text:style-name="P1">{% <text:span text:style-name="T1">endfor</text:span> %}</text:p>
      <text:p text:style-name="P1"><text:soft-page-break/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6"/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6"/>
      <text:p text:style-name="P1"><text:span text:style-name="T5">&lt;/</text:span><text:span text:style-name="T6">div</text:span><text:span text:style-name="T5">&gt;</text:span></text:p>
      <text:p text:style-name="P6"/>
      <text:p text:style-name="P1">{% <text:span text:style-name="T1">for</text:span> <text:span text:style-name="T3">holiday</text:span> <text:span text:style-name="T9">in</text:span> <text:span text:style-name="T3">holidays</text:span> %}</text:p>
      <text:p text:style-name="P1">{% <text:span text:style-name="T1">set</text:span> <text:span text:style-name="T3">left</text:span> <text:span text:style-name="T9">=</text:span> date_service.<text:span text:style-name="T3">getOffsetDaysBetween</text:span>(<text:span text:style-name="T3">start_date</text:span>, <text:span text:style-name="T3">holiday</text:span>.<text:span text:style-name="T3">date</text:span>) <text:span text:style-name="T9">*</text:span> <text:span text:style-name="T3">dayWidth</text:span> %}</text:p>
      <text:p text:style-name="P1"><text:span text:style-name="T5">&lt;</text:span><text:span text:style-name="T6">div</text:span> <text:span text:style-name="T3">class</text:span>=<text:span text:style-name="T2">"holiday-marker"</text:span> <text:span text:style-name="T3">style</text:span>=<text:span text:style-name="T2">"left: {{ </text:span><text:span text:style-name="T3">left</text:span><text:span text:style-name="T2"> }}px"</text:span> <text:span text:style-name="T3">title</text:span>=<text:span text:style-name="T2">"Jour férié: {{ </text:span><text:span text:style-name="T3">holiday</text:span><text:span text:style-name="T2">.</text:span><text:span text:style-name="T3">nom</text:span><text:span text:style-name="T2"> }} ({{ </text:span><text:span text:style-name="T3">holiday</text:span><text:span text:style-name="T2">.</text:span><text:span text:style-name="T3">date</text:span><text:span text:style-name="T9">|</text:span><text:span text:style-name="T4">date</text:span><text:span text:style-name="T2">('d/m/Y') }})"</text:span><text:span text:style-name="T5">&gt;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</text:span><text:span text:style-name="T6">div</text:span> <text:span text:style-name="T3">class</text:span>=<text:span text:style-name="T2">"today-marker"</text:span> <text:span text:style-name="T3">style</text:span>=<text:span text:style-name="T2">"left: {{ </text:span><text:span text:style-name="T3">current_day_position</text:span><text:span text:style-name="T2"> }}px"</text:span> <text:span text:style-name="T3">title</text:span>=<text:span text:style-name="T2">"Aujourd'hui"</text:span><text:span text:style-name="T5">&gt;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&lt;/</text:span><text:span text:style-name="T6">div</text:span><text:span text:style-name="T5">&gt;&lt;/</text:span><text:span text:style-name="T6">div</text:span><text:span text:style-name="T5">&gt;</text:span>{% <text:span text:style-name="T1">block</text:span> <text:span text:style-name="T3">javascripts</text:span> %}{{ <text:span text:style-name="T4">parent</text:span>() }}<text:span text:style-name="T5">&lt;</text:span><text:span text:style-name="T6">script</text:span><text:span text:style-name="T5">&gt;</text:span></text:p>
      <text:p text:style-name="P1"><text:span text:style-name="T6">function</text:span> <text:span text:style-name="T4">enableDragScroll</text:span>(<text:span text:style-name="T3">element</text:span>) {</text:p>
      <text:p text:style-name="P1"><text:span text:style-name="T6">let</text:span> <text:span text:style-name="T3">isDragging</text:span> <text:span text:style-name="T9">=</text:span> <text:span text:style-name="T6">false</text:span>;</text:p>
      <text:p text:style-name="P1"><text:span text:style-name="T6">let</text:span> <text:span text:style-name="T3">startX</text:span>,</text:p>
      <text:p text:style-name="P1"><text:span text:style-name="T3">scrollLeft</text:span>;</text:p>
      <text:p text:style-name="P6"/>
      <text:p text:style-name="P1"><text:span text:style-name="T3">element</text:span>.<text:span text:style-name="T4">addEventListener</text:span>(<text:span text:style-name="T2">'mousedown'</text:span>, (<text:span text:style-name="T3">e</text:span>) <text:span text:style-name="T6">=&gt;</text:span> {</text:p>
      <text:p text:style-name="P1"><text:span text:style-name="T3">isDragging</text:span> <text:span text:style-name="T9">=</text:span> <text:span text:style-name="T6">true</text:span>;</text:p>
      <text:p text:style-name="P1"><text:span text:style-name="T3">element</text:span>.<text:span text:style-name="T3">style</text:span>.<text:span text:style-name="T3">cursor</text:span> <text:span text:style-name="T9">=</text:span> <text:span text:style-name="T2">'grabbing'</text:span>;</text:p>
      <text:p text:style-name="P1"><text:span text:style-name="T3">startX</text:span> <text:span text:style-name="T9">=</text:span> <text:span text:style-name="T3">e</text:span>.<text:span text:style-name="T3">pageX</text:span> <text:span text:style-name="T9">-</text:span> <text:span text:style-name="T3">element</text:span>.<text:span text:style-name="T3">offsetLeft</text:span>;</text:p>
      <text:p text:style-name="P1"><text:span text:style-name="T3">scrollLeft</text:span> <text:span text:style-name="T9">=</text:span> <text:span text:style-name="T3">element</text:span>.<text:span text:style-name="T3">scrollLeft</text:span>;</text:p>
      <text:p text:style-name="P1">});</text:p>
      <text:p text:style-name="P6"/>
      <text:p text:style-name="P1"><text:span text:style-name="T3">document</text:span>.<text:span text:style-name="T4">addEventListener</text:span>(<text:span text:style-name="T2">'mouseup'</text:span>, () <text:span text:style-name="T6">=&gt;</text:span> {</text:p>
      <text:p text:style-name="P1"><text:span text:style-name="T3">isDragging</text:span> <text:span text:style-name="T9">=</text:span> <text:span text:style-name="T6">false</text:span>;</text:p>
      <text:p text:style-name="P1"><text:span text:style-name="T3">element</text:span>.<text:span text:style-name="T3">style</text:span>.<text:span text:style-name="T3">cursor</text:span> <text:span text:style-name="T9">=</text:span> <text:span text:style-name="T2">'grab'</text:span>;</text:p>
      <text:p text:style-name="P1">});</text:p>
      <text:p text:style-name="P6"/>
      <text:p text:style-name="P1"><text:span text:style-name="T3">document</text:span>.<text:span text:style-name="T4">addEventListener</text:span>(<text:span text:style-name="T2">'mousemove'</text:span>, (<text:span text:style-name="T3">e</text:span>) <text:span text:style-name="T6">=&gt;</text:span> {</text:p>
      <text:p text:style-name="P1"><text:span text:style-name="T1">if</text:span> (<text:span text:style-name="T9">!</text:span> <text:span text:style-name="T3">isDragging</text:span>) </text:p>
      <text:p text:style-name="P1"><text:span text:style-name="T1">return</text:span>;</text:p>
      <text:p text:style-name="P2"><text:line-break/></text:p>
      <text:p text:style-name="P1"><text:span text:style-name="T3">e</text:span>.<text:span text:style-name="T4">preventDefault</text:span>();</text:p>
      <text:p text:style-name="P1"><text:span text:style-name="T6">const</text:span> <text:span text:style-name="T11">x</text:span> <text:span text:style-name="T9">=</text:span> <text:span text:style-name="T3">e</text:span>.<text:span text:style-name="T3">pageX</text:span> <text:span text:style-name="T9">-</text:span> <text:span text:style-name="T3">element</text:span>.<text:span text:style-name="T3">offsetLeft</text:span>;</text:p>
      <text:p text:style-name="P1"><text:span text:style-name="T6">const</text:span> <text:span text:style-name="T11">walkX</text:span> <text:span text:style-name="T9">=</text:span> (<text:span text:style-name="T3">x</text:span> <text:span text:style-name="T9">-</text:span> <text:span text:style-name="T3">startX</text:span>) <text:span text:style-name="T9">*</text:span> <text:span text:style-name="T8">2</text:span>; <text:span text:style-name="T10">// Adjust scroll speed as needed</text:span></text:p>
      <text:p text:style-name="P1"><text:span text:style-name="T3">element</text:span>.<text:span text:style-name="T3">scrollLeft</text:span> <text:span text:style-name="T9">=</text:span> <text:span text:style-name="T3">scrollLeft</text:span> <text:span text:style-name="T9">-</text:span> <text:span text:style-name="T3">walkX</text:span>;</text:p>
      <text:p text:style-name="P1"><text:soft-page-break/>});</text:p>
      <text:p text:style-name="P1">}</text:p>
      <text:p text:style-name="P6"/>
      <text:p text:style-name="P1"><text:span text:style-name="T6">const</text:span> <text:span text:style-name="T11">ganttScroll</text:span> <text:span text:style-name="T9">=</text:span> <text:span text:style-name="T3">document</text:span>.<text:span text:style-name="T4">getElementById</text:span>(<text:span text:style-name="T2">'gantt-scroll-body'</text:span>);</text:p>
      <text:p text:style-name="P1"><text:span text:style-name="T6">const</text:span> <text:span text:style-name="T11">ganttHeader</text:span> <text:span text:style-name="T9">=</text:span> <text:span text:style-name="T3">document</text:span>.<text:span text:style-name="T4">querySelector</text:span>(<text:span text:style-name="T2">'.gantt-header'</text:span>);</text:p>
      <text:p text:style-name="P6"/>
      <text:p text:style-name="P1"><text:span text:style-name="T1">if</text:span> (<text:span text:style-name="T3">ganttScroll</text:span>) </text:p>
      <text:p text:style-name="P1"><text:span text:style-name="T4">enableDragScroll</text:span>(<text:span text:style-name="T3">ganttScroll</text:span>);</text:p>
      <text:p text:style-name="P2"><text:line-break/></text:p>
      <text:p text:style-name="P1"><text:span text:style-name="T1">if</text:span> (<text:span text:style-name="T3">ganttHeader</text:span>) </text:p>
      <text:p text:style-name="P1"><text:span text:style-name="T4">enableDragScroll</text:span>(<text:span text:style-name="T3">ganttHeader</text:span>);<text:span text:style-name="T5">&lt;/</text:span><text:span text:style-name="T6">script</text:span><text:span text:style-name="T5">&gt;</text:span>{% <text:span text:style-name="T1">endblock</text:span> %}</text:p>
      <text:p text:style-name="Standard"/>
      <text:p text:style-name="P8">usable planning twig</text:p>
      <text:p text:style-name="P8">****************************************************</text:p>
      <text:p text:style-name="P8">usable planningController</text:p>
      <text:p text:style-name="P8"/>
      <text:p text:style-name="P3"><text:span text:style-name="T6">namespace</text:span><text:span text:style-name="T9"> </text:span><text:span text:style-name="T12">App\Controller</text:span><text:span text:style-name="T9">;</text:span></text:p>
      <text:p text:style-name="P6"/>
      <text:p text:style-name="P1"><text:span text:style-name="T6">use</text:span><text:span text:style-name="T9"> App\Repository\</text:span><text:span text:style-name="T12">FormationRepository</text:span><text:span text:style-name="T9">;</text:span></text:p>
      <text:p text:style-name="P1"><text:span text:style-name="T6">use</text:span><text:span text:style-name="T9"> App\Repository\</text:span><text:span text:style-name="T12">JourFerieRepository</text:span><text:span text:style-name="T9">;</text:span></text:p>
      <text:p text:style-name="P1"><text:span text:style-name="T6">use</text:span><text:span text:style-name="T9"> App\Service\DateLibrary\</text:span><text:span text:style-name="T12">DateService</text:span><text:span text:style-name="T9">;</text:span></text:p>
      <text:p text:style-name="P1"><text:span text:style-name="T6">use</text:span><text:span text:style-name="T9"> Symfony\Bundle\FrameworkBundle\Controller\</text:span><text:span text:style-name="T12">AbstractController</text:span><text:span text:style-name="T9">;</text:span></text:p>
      <text:p text:style-name="P1"><text:span text:style-name="T6">use</text:span><text:span text:style-name="T9"> Symfony\Component\HttpFoundation\</text:span><text:span text:style-name="T12">Response</text:span><text:span text:style-name="T9">;</text:span></text:p>
      <text:p text:style-name="P1"><text:span text:style-name="T6">use</text:span><text:span text:style-name="T9"> Symfony\Component\Routing\Annotation\</text:span><text:span text:style-name="T12">Route</text:span><text:span text:style-name="T9">;</text:span></text:p>
      <text:p text:style-name="P6"/>
      <text:p text:style-name="P1"><text:span text:style-name="T6">class</text:span><text:span text:style-name="T9"> </text:span><text:span text:style-name="T12">PlanningController</text:span><text:span text:style-name="T9"> </text:span><text:span text:style-name="T6">extends</text:span><text:span text:style-name="T9"> </text:span><text:span text:style-name="T12">AbstractController</text:span></text:p>
      <text:p text:style-name="P9">{</text:p>
      <text:p text:style-name="P1"><text:span text:style-name="T9">#[Route(</text:span><text:span text:style-name="T2">'/'</text:span><text:span text:style-name="T9">, </text:span><text:span text:style-name="T3">name</text:span><text:span text:style-name="T9">: </text:span><text:span text:style-name="T2">'app_planning'</text:span><text:span text:style-name="T9">)]</text:span></text:p>
      <text:p text:style-name="P1"><text:span text:style-name="T6">public</text:span><text:span text:style-name="T9"> </text:span><text:span text:style-name="T6">function</text:span><text:span text:style-name="T9"> </text:span><text:span text:style-name="T4">index</text:span><text:span text:style-name="T9">(</text:span></text:p>
      <text:p text:style-name="P1"><text:span text:style-name="T12">FormationRepository</text:span><text:span text:style-name="T9"> </text:span><text:span text:style-name="T3">$formationRepository</text:span><text:span text:style-name="T9">,</text:span></text:p>
      <text:p text:style-name="P1"><text:span text:style-name="T12">JourFerieRepository</text:span><text:span text:style-name="T9"> </text:span><text:span text:style-name="T3">$jourFerieRepository</text:span><text:span text:style-name="T9">,</text:span></text:p>
      <text:p text:style-name="P1"><text:span text:style-name="T12">DateService</text:span><text:span text:style-name="T9"> </text:span><text:span text:style-name="T3">$dateService</text:span></text:p>
      <text:p text:style-name="P1"><text:span text:style-name="T9">): </text:span><text:span text:style-name="T12">Response</text:span><text:span text:style-name="T9"> {</text:span></text:p>
      <text:p text:style-name="P1"><text:span text:style-name="T3">$formations</text:span><text:span text:style-name="T9"> = </text:span><text:span text:style-name="T3">$formationRepository</text:span><text:span text:style-name="T9">-&gt;</text:span><text:span text:style-name="T4">findAllWithRelations</text:span><text:span text:style-name="T9">();</text:span></text:p>
      <text:p text:style-name="P1"><text:span text:style-name="T3">$today</text:span><text:span text:style-name="T9"> = </text:span><text:span text:style-name="T6">new</text:span><text:span text:style-name="T9"> </text:span><text:span text:style-name="T12">\DateTime</text:span><text:span text:style-name="T9">();</text:span></text:p>
      <text:p text:style-name="P6"/>
      <text:p text:style-name="P4">// Calculate date range</text:p>
      <text:p text:style-name="P1"><text:span text:style-name="T3">$startDate</text:span><text:span text:style-name="T9"> = </text:span><text:span text:style-name="T6">new</text:span><text:span text:style-name="T9"> </text:span><text:span text:style-name="T12">\DateTime</text:span><text:span text:style-name="T9">(</text:span><text:span text:style-name="T2">'2024-01-01'</text:span><text:span text:style-name="T9">);</text:span></text:p>
      <text:p text:style-name="P1"><text:span text:style-name="T3">$endDate</text:span><text:span text:style-name="T9"> = </text:span><text:span text:style-name="T6">new</text:span><text:span text:style-name="T9"> </text:span><text:span text:style-name="T12">\DateTime</text:span><text:span text:style-name="T9">(</text:span><text:span text:style-name="T2">'2030-12-31'</text:span><text:span text:style-name="T9">);</text:span></text:p>
      <text:p text:style-name="P6"/>
      <text:p text:style-name="P1"><text:span text:style-name="T1">foreach</text:span><text:span text:style-name="T9"> (</text:span><text:span text:style-name="T3">$formations</text:span><text:span text:style-name="T9"> as </text:span><text:span text:style-name="T3">$f</text:span><text:span text:style-name="T9">) {</text:span></text:p>
      <text:p text:style-name="P1"><text:span text:style-name="T3">$startDate</text:span><text:span text:style-name="T9"> = </text:span><text:span text:style-name="T4">min</text:span><text:span text:style-name="T9">(</text:span><text:span text:style-name="T3">$startDate</text:span><text:span text:style-name="T9">, </text:span><text:span text:style-name="T3">$f</text:span><text:span text:style-name="T9">-&gt;</text:span><text:span text:style-name="T4">getDateDebut</text:span><text:span text:style-name="T9">());</text:span></text:p>
      <text:p text:style-name="P1"><text:span text:style-name="T3">$endDate</text:span><text:span text:style-name="T9"> = </text:span><text:span text:style-name="T4">max</text:span><text:span text:style-name="T9">(</text:span><text:span text:style-name="T3">$endDate</text:span><text:span text:style-name="T9">, </text:span><text:span text:style-name="T3">$f</text:span><text:span text:style-name="T9">-&gt;</text:span><text:span text:style-name="T4">getDateFin</text:span><text:span text:style-name="T9">());</text:span></text:p>
      <text:p text:style-name="P9">}</text:p>
      <text:p text:style-name="P6"/>
      <text:p text:style-name="P4">// Months between dates</text:p>
      <text:p text:style-name="P1"><text:span text:style-name="T3">$months</text:span><text:span text:style-name="T9"> = </text:span><text:span text:style-name="T3">$dateService</text:span><text:span text:style-name="T9">-&gt;</text:span><text:span text:style-name="T4">getMonthsBetweenDates</text:span><text:span text:style-name="T9">(</text:span><text:span text:style-name="T3">$startDate</text:span><text:span text:style-name="T9">, </text:span><text:span text:style-name="T3">$endDate</text:span><text:span text:style-name="T9">);</text:span></text:p>
      <text:p text:style-name="P6"><text:soft-page-break/></text:p>
      <text:p text:style-name="P4">// Calculate months &amp; weeks per year</text:p>
      <text:p text:style-name="P1"><text:span text:style-name="T3">$weekNumbersPerMonth</text:span><text:span text:style-name="T9"> = [];</text:span></text:p>
      <text:p text:style-name="P1"><text:span text:style-name="T3">$monthsInYear</text:span><text:span text:style-name="T9"> = [];</text:span></text:p>
      <text:p text:style-name="P6"/>
      <text:p text:style-name="P1"><text:span text:style-name="T1">foreach</text:span><text:span text:style-name="T9"> (</text:span><text:span text:style-name="T3">$months</text:span><text:span text:style-name="T9"> as </text:span><text:span text:style-name="T3">$month</text:span><text:span text:style-name="T9">) {</text:span></text:p>
      <text:p text:style-name="P1"><text:span text:style-name="T4">list</text:span><text:span text:style-name="T9">(</text:span><text:span text:style-name="T3">$year</text:span><text:span text:style-name="T9">, </text:span><text:span text:style-name="T3">$monthNum</text:span><text:span text:style-name="T9">) = </text:span><text:span text:style-name="T4">explode</text:span><text:span text:style-name="T9">(</text:span><text:span text:style-name="T2">'-'</text:span><text:span text:style-name="T9">, </text:span><text:span text:style-name="T3">$month</text:span><text:span text:style-name="T9">);</text:span></text:p>
      <text:p text:style-name="P1"><text:span text:style-name="T3">$daysInMonth</text:span><text:span text:style-name="T9"> = </text:span><text:span text:style-name="T4">date</text:span><text:span text:style-name="T9">(</text:span><text:span text:style-name="T2">'t'</text:span><text:span text:style-name="T9">, </text:span><text:span text:style-name="T4">strtotime</text:span><text:span text:style-name="T9">(</text:span><text:span text:style-name="T3">$month</text:span><text:span text:style-name="T9"> . </text:span><text:span text:style-name="T2">'-01'</text:span><text:span text:style-name="T9">));</text:span></text:p>
      <text:p text:style-name="P6"/>
      <text:p text:style-name="P1"><text:span text:style-name="T3">$firstDay</text:span><text:span text:style-name="T9"> = </text:span><text:span text:style-name="T6">new</text:span><text:span text:style-name="T9"> </text:span><text:span text:style-name="T12">\DateTime</text:span><text:span text:style-name="T9">(</text:span><text:span text:style-name="T2">"</text:span><text:span text:style-name="T3">$month</text:span><text:span text:style-name="T2">-01"</text:span><text:span text:style-name="T9">);</text:span></text:p>
      <text:p text:style-name="P1"><text:span text:style-name="T3">$lastDay</text:span><text:span text:style-name="T9"> = </text:span><text:span text:style-name="T6">new</text:span><text:span text:style-name="T9"> </text:span><text:span text:style-name="T12">\DateTime</text:span><text:span text:style-name="T9">(</text:span><text:span text:style-name="T2">"</text:span><text:span text:style-name="T3">$month</text:span><text:span text:style-name="T2">-</text:span><text:span text:style-name="T3">$daysInMonth</text:span><text:span text:style-name="T2">"</text:span><text:span text:style-name="T9">);</text:span></text:p>
      <text:p text:style-name="P6"/>
      <text:p text:style-name="P1"><text:span text:style-name="T3">$weekNumbers</text:span><text:span text:style-name="T9"> = [];</text:span></text:p>
      <text:p text:style-name="P1"><text:span text:style-name="T1">for</text:span><text:span text:style-name="T9"> (</text:span><text:span text:style-name="T3">$day</text:span><text:span text:style-name="T9"> = </text:span><text:span text:style-name="T6">clone</text:span><text:span text:style-name="T9"> </text:span><text:span text:style-name="T3">$firstDay</text:span><text:span text:style-name="T9">; </text:span><text:span text:style-name="T3">$day</text:span><text:span text:style-name="T9"> &lt;= </text:span><text:span text:style-name="T3">$lastDay</text:span><text:span text:style-name="T9">; </text:span><text:span text:style-name="T3">$day</text:span><text:span text:style-name="T9">-&gt;</text:span><text:span text:style-name="T4">modify</text:span><text:span text:style-name="T9">(</text:span><text:span text:style-name="T2">'+1 day'</text:span><text:span text:style-name="T9">)) {</text:span></text:p>
      <text:p text:style-name="P1"><text:span text:style-name="T3">$week</text:span><text:span text:style-name="T9"> = </text:span><text:span text:style-name="T3">$day</text:span><text:span text:style-name="T9">-&gt;</text:span><text:span text:style-name="T4">format</text:span><text:span text:style-name="T9">(</text:span><text:span text:style-name="T2">'W'</text:span><text:span text:style-name="T9">);</text:span></text:p>
      <text:p text:style-name="P1"><text:span text:style-name="T3">$weekNumbers</text:span><text:span text:style-name="T9">[</text:span><text:span text:style-name="T3">$week</text:span><text:span text:style-name="T9">] = </text:span><text:span text:style-name="T6">true</text:span><text:span text:style-name="T9">;</text:span></text:p>
      <text:p text:style-name="P9">}</text:p>
      <text:p text:style-name="P6"/>
      <text:p text:style-name="P1"><text:span text:style-name="T3">$weekNumbersPerMonth</text:span><text:span text:style-name="T9">[</text:span><text:span text:style-name="T3">$month</text:span><text:span text:style-name="T9">] = </text:span><text:span text:style-name="T4">array_keys</text:span><text:span text:style-name="T9">(</text:span><text:span text:style-name="T3">$weekNumbers</text:span><text:span text:style-name="T9">);</text:span></text:p>
      <text:p text:style-name="P1"><text:span text:style-name="T3">$monthsInYear</text:span><text:span text:style-name="T9">[</text:span><text:span text:style-name="T3">$year</text:span><text:span text:style-name="T9">] = (</text:span><text:span text:style-name="T3">$monthsInYear</text:span><text:span text:style-name="T9">[</text:span><text:span text:style-name="T3">$year</text:span><text:span text:style-name="T9">] ?? </text:span><text:span text:style-name="T8">0</text:span><text:span text:style-name="T9">) + </text:span><text:span text:style-name="T8">1</text:span><text:span text:style-name="T9">;</text:span></text:p>
      <text:p text:style-name="P9">}</text:p>
      <text:p text:style-name="P6"/>
      <text:p text:style-name="P4">// Yearly weeks</text:p>
      <text:p text:style-name="P1"><text:span text:style-name="T3">$yearlyWeeks</text:span><text:span text:style-name="T9"> = [];</text:span></text:p>
      <text:p text:style-name="P1"><text:span text:style-name="T3">$current</text:span><text:span text:style-name="T9"> = </text:span><text:span text:style-name="T6">clone</text:span><text:span text:style-name="T9"> </text:span><text:span text:style-name="T3">$startDate</text:span><text:span text:style-name="T9">;</text:span></text:p>
      <text:p text:style-name="P1"><text:span text:style-name="T1">while</text:span><text:span text:style-name="T9"> (</text:span><text:span text:style-name="T3">$current</text:span><text:span text:style-name="T9"> &lt;= </text:span><text:span text:style-name="T3">$endDate</text:span><text:span text:style-name="T9">) {</text:span></text:p>
      <text:p text:style-name="P1"><text:span text:style-name="T3">$year</text:span><text:span text:style-name="T9"> = (</text:span><text:span text:style-name="T6">int</text:span><text:span text:style-name="T9">) </text:span><text:span text:style-name="T3">$current</text:span><text:span text:style-name="T9">-&gt;</text:span><text:span text:style-name="T4">format</text:span><text:span text:style-name="T9">(</text:span><text:span text:style-name="T2">'Y'</text:span><text:span text:style-name="T9">);</text:span></text:p>
      <text:p text:style-name="P1"><text:span text:style-name="T3">$week</text:span><text:span text:style-name="T9"> = (</text:span><text:span text:style-name="T6">int</text:span><text:span text:style-name="T9">) </text:span><text:span text:style-name="T3">$current</text:span><text:span text:style-name="T9">-&gt;</text:span><text:span text:style-name="T4">format</text:span><text:span text:style-name="T9">(</text:span><text:span text:style-name="T2">'W'</text:span><text:span text:style-name="T9">);</text:span></text:p>
      <text:p text:style-name="P1"><text:span text:style-name="T3">$yearlyWeeks</text:span><text:span text:style-name="T9">[</text:span><text:span text:style-name="T3">$year</text:span><text:span text:style-name="T9">] = (</text:span><text:span text:style-name="T3">$yearlyWeeks</text:span><text:span text:style-name="T9">[</text:span><text:span text:style-name="T3">$year</text:span><text:span text:style-name="T9">] ?? </text:span><text:span text:style-name="T8">0</text:span><text:span text:style-name="T9">) + </text:span><text:span text:style-name="T8">1</text:span><text:span text:style-name="T9">;</text:span></text:p>
      <text:p text:style-name="P1"><text:span text:style-name="T3">$current</text:span><text:span text:style-name="T9">-&gt;</text:span><text:span text:style-name="T4">modify</text:span><text:span text:style-name="T9">(</text:span><text:span text:style-name="T2">'+1 week'</text:span><text:span text:style-name="T9">);</text:span></text:p>
      <text:p text:style-name="P9">}</text:p>
      <text:p text:style-name="P6"/>
      <text:p text:style-name="P4">// Build all_weeks array (week by week)</text:p>
      <text:p text:style-name="P1"><text:span text:style-name="T3">$allWeeks</text:span><text:span text:style-name="T9"> = [];</text:span></text:p>
      <text:p text:style-name="P1"><text:span text:style-name="T3">$currentWeek</text:span><text:span text:style-name="T9"> = </text:span><text:span text:style-name="T6">clone</text:span><text:span text:style-name="T9"> </text:span><text:span text:style-name="T3">$startDate</text:span><text:span text:style-name="T9">;</text:span></text:p>
      <text:p text:style-name="P1"><text:span text:style-name="T1">while</text:span><text:span text:style-name="T9"> (</text:span><text:span text:style-name="T3">$currentWeek</text:span><text:span text:style-name="T9"> &lt;= </text:span><text:span text:style-name="T3">$endDate</text:span><text:span text:style-name="T9">) {</text:span></text:p>
      <text:p text:style-name="P1"><text:span text:style-name="T3">$weekNumber</text:span><text:span text:style-name="T9"> = (</text:span><text:span text:style-name="T6">int</text:span><text:span text:style-name="T9">) </text:span><text:span text:style-name="T3">$currentWeek</text:span><text:span text:style-name="T9">-&gt;</text:span><text:span text:style-name="T4">format</text:span><text:span text:style-name="T9">(</text:span><text:span text:style-name="T2">'W'</text:span><text:span text:style-name="T9">);</text:span></text:p>
      <text:p text:style-name="P1"><text:span text:style-name="T3">$isoYear</text:span><text:span text:style-name="T9"> = (</text:span><text:span text:style-name="T6">int</text:span><text:span text:style-name="T9">) </text:span><text:span text:style-name="T3">$currentWeek</text:span><text:span text:style-name="T9">-&gt;</text:span><text:span text:style-name="T4">format</text:span><text:span text:style-name="T9">(</text:span><text:span text:style-name="T2">'o'</text:span><text:span text:style-name="T9">);</text:span></text:p>
      <text:p text:style-name="P1"><text:span text:style-name="T3">$displayYear</text:span><text:span text:style-name="T9"> = (</text:span><text:span text:style-name="T6">int</text:span><text:span text:style-name="T9">) </text:span><text:span text:style-name="T3">$currentWeek</text:span><text:span text:style-name="T9">-&gt;</text:span><text:span text:style-name="T4">format</text:span><text:span text:style-name="T9">(</text:span><text:span text:style-name="T2">'Y'</text:span><text:span text:style-name="T9">);</text:span></text:p>
      <text:p text:style-name="P6"/>
      <text:p text:style-name="P1"><text:span text:style-name="T3">$allWeeks</text:span><text:span text:style-name="T9">[] = [</text:span></text:p>
      <text:p text:style-name="P1"><text:span text:style-name="T2">'number'</text:span><text:span text:style-name="T9"> =&gt; </text:span><text:span text:style-name="T3">$weekNumber</text:span><text:span text:style-name="T9">,</text:span></text:p>
      <text:p text:style-name="P1"><text:span text:style-name="T2">'iso_year'</text:span><text:span text:style-name="T9"> =&gt; </text:span><text:span text:style-name="T3">$isoYear</text:span><text:span text:style-name="T9">,</text:span></text:p>
      <text:p text:style-name="P1"><text:span text:style-name="T2">'display_year'</text:span><text:span text:style-name="T9"> =&gt; </text:span><text:span text:style-name="T3">$displayYear</text:span><text:span text:style-name="T9">,</text:span></text:p>
      <text:p text:style-name="P1"><text:span text:style-name="T2">'total_stagiaires'</text:span><text:span text:style-name="T9"> =&gt; </text:span><text:span text:style-name="T6">null</text:span><text:span text:style-name="T9">, </text:span><text:span text:style-name="T10">// Replace with real data if needed</text:span></text:p>
      <text:p text:style-name="P1"><text:span text:style-name="T2">'active_stagiaires'</text:span><text:span text:style-name="T9"> =&gt; </text:span><text:span text:style-name="T6">null</text:span><text:span text:style-name="T9"> </text:span><text:span text:style-name="T10">// Replace with real data if needed</text:span></text:p>
      <text:p text:style-name="P9">];</text:p>
      <text:p text:style-name="P6"/>
      <text:p text:style-name="P1"><text:soft-page-break/><text:span text:style-name="T3">$currentWeek</text:span><text:span text:style-name="T9">-&gt;</text:span><text:span text:style-name="T4">modify</text:span><text:span text:style-name="T9">(</text:span><text:span text:style-name="T2">'+1 week'</text:span><text:span text:style-name="T9">);</text:span></text:p>
      <text:p text:style-name="P9">}</text:p>
      <text:p text:style-name="P6"/>
      <text:p text:style-name="P4">// Group formations</text:p>
      <text:p text:style-name="P1"><text:span text:style-name="T3">$groupedFormations</text:span><text:span text:style-name="T9"> = [];</text:span></text:p>
      <text:p text:style-name="P1"><text:span text:style-name="T1">foreach</text:span><text:span text:style-name="T9"> (</text:span><text:span text:style-name="T3">$formations</text:span><text:span text:style-name="T9"> as </text:span><text:span text:style-name="T3">$f</text:span><text:span text:style-name="T9">) {</text:span></text:p>
      <text:p text:style-name="P1"><text:span text:style-name="T3">$group</text:span><text:span text:style-name="T9"> = </text:span><text:span text:style-name="T3">$f</text:span><text:span text:style-name="T9">-&gt;</text:span><text:span text:style-name="T4">getGroupeRattachement</text:span><text:span text:style-name="T9">() ?? </text:span><text:span text:style-name="T2">'Non groupé'</text:span><text:span text:style-name="T9">;</text:span></text:p>
      <text:p text:style-name="P1"><text:span text:style-name="T3">$groupedFormations</text:span><text:span text:style-name="T9">[</text:span><text:span text:style-name="T3">$group</text:span><text:span text:style-name="T9">][] = </text:span><text:span text:style-name="T3">$f</text:span><text:span text:style-name="T9">;</text:span></text:p>
      <text:p text:style-name="P9">}</text:p>
      <text:p text:style-name="P6"/>
      <text:p text:style-name="P4">// Get holidays</text:p>
      <text:p text:style-name="P1"><text:span text:style-name="T3">$holidays</text:span><text:span text:style-name="T9"> = </text:span><text:span text:style-name="T3">$jourFerieRepository</text:span><text:span text:style-name="T9">-&gt;</text:span><text:span text:style-name="T4">findBetweenDates</text:span><text:span text:style-name="T9">(</text:span><text:span text:style-name="T3">$startDate</text:span><text:span text:style-name="T9">, </text:span><text:span text:style-name="T3">$endDate</text:span><text:span text:style-name="T9">);</text:span></text:p>
      <text:p text:style-name="P6"/>
      <text:p text:style-name="P4">// Marker for today</text:p>
      <text:p text:style-name="P1"><text:span text:style-name="T3">$currentDayOffset</text:span><text:span text:style-name="T9"> = </text:span><text:span text:style-name="T3">$dateService</text:span><text:span text:style-name="T9">-&gt;</text:span><text:span text:style-name="T4">getOffsetDaysBetween</text:span><text:span text:style-name="T9">(</text:span><text:span text:style-name="T3">$startDate</text:span><text:span text:style-name="T9">, </text:span><text:span text:style-name="T3">$today</text:span><text:span text:style-name="T9">);</text:span></text:p>
      <text:p text:style-name="P6"/>
      <text:p text:style-name="P1"><text:span text:style-name="T1">return</text:span><text:span text:style-name="T9"> </text:span><text:span text:style-name="T6">$this</text:span><text:span text:style-name="T9">-&gt;</text:span><text:span text:style-name="T4">render</text:span><text:span text:style-name="T9">(</text:span><text:span text:style-name="T2">'planning/index.html.twig'</text:span><text:span text:style-name="T9">, [</text:span></text:p>
      <text:p text:style-name="P1"><text:span text:style-name="T2">'grouped_formations'</text:span><text:span text:style-name="T9"> =&gt; </text:span><text:span text:style-name="T3">$groupedFormations</text:span><text:span text:style-name="T9">,</text:span></text:p>
      <text:p text:style-name="P1"><text:span text:style-name="T2">'holidays'</text:span><text:span text:style-name="T9"> =&gt; </text:span><text:span text:style-name="T3">$holidays</text:span><text:span text:style-name="T9">,</text:span></text:p>
      <text:p text:style-name="P1"><text:span text:style-name="T2">'months'</text:span><text:span text:style-name="T9"> =&gt; </text:span><text:span text:style-name="T3">$months</text:span><text:span text:style-name="T9">,</text:span></text:p>
      <text:p text:style-name="P1"><text:span text:style-name="T2">'week_numbers_per_month'</text:span><text:span text:style-name="T9"> =&gt; </text:span><text:span text:style-name="T3">$weekNumbersPerMonth</text:span><text:span text:style-name="T9">,</text:span></text:p>
      <text:p text:style-name="P1"><text:span text:style-name="T2">'months_in_year'</text:span><text:span text:style-name="T9"> =&gt; </text:span><text:span text:style-name="T3">$monthsInYear</text:span><text:span text:style-name="T9">,</text:span></text:p>
      <text:p text:style-name="P1"><text:span text:style-name="T2">'yearly_weeks'</text:span><text:span text:style-name="T9"> =&gt; </text:span><text:span text:style-name="T3">$yearlyWeeks</text:span><text:span text:style-name="T9">,</text:span></text:p>
      <text:p text:style-name="P1"><text:span text:style-name="T2">'all_weeks'</text:span><text:span text:style-name="T9"> =&gt; </text:span><text:span text:style-name="T3">$allWeeks</text:span><text:span text:style-name="T9">, </text:span><text:span text:style-name="T10">// ✅ FIXED</text:span></text:p>
      <text:p text:style-name="P1"><text:span text:style-name="T2">'start_date'</text:span><text:span text:style-name="T9"> =&gt; </text:span><text:span text:style-name="T3">$startDate</text:span><text:span text:style-name="T9">,</text:span></text:p>
      <text:p text:style-name="P1"><text:span text:style-name="T2">'end_date'</text:span><text:span text:style-name="T9"> =&gt; </text:span><text:span text:style-name="T3">$endDate</text:span><text:span text:style-name="T9">,</text:span></text:p>
      <text:p text:style-name="P1"><text:span text:style-name="T2">'dayWidth'</text:span><text:span text:style-name="T9"> =&gt; </text:span><text:span text:style-name="T8">2</text:span><text:span text:style-name="T9">,</text:span></text:p>
      <text:p text:style-name="P1"><text:span text:style-name="T2">'current_day_position'</text:span><text:span text:style-name="T9"> =&gt; </text:span><text:span text:style-name="T3">$currentDayOffset</text:span><text:span text:style-name="T9"> * </text:span><text:span text:style-name="T8">2</text:span><text:span text:style-name="T9">,</text:span></text:p>
      <text:p text:style-name="P1"><text:span text:style-name="T2">'date_service'</text:span><text:span text:style-name="T9"> =&gt; </text:span><text:span text:style-name="T3">$dateService</text:span></text:p>
      <text:p text:style-name="P9">]);</text:p>
      <text:p text:style-name="P9">}</text:p>
      <text:p text:style-name="P9">}</text:p>
      <text:p text:style-name="P9"/>
      <text:p text:style-name="P9">************************************************************</text:p>
      <text:p text:style-name="P9"/>
      <text:p text:style-name="P5">{# {% extends 'base.html.twig' %}</text:p>
      <text:p text:style-name="P6"/>
      <text:p text:style-name="P4">{% block title %}Planning des Formations</text:p>
      <text:p text:style-name="P4">{% endblock %}</text:p>
      <text:p text:style-name="P6"/>
      <text:p text:style-name="P4">{% block stylesheets %}</text:p>
      <text:p text:style-name="P4">{{ parent() }}</text:p>
      <text:p text:style-name="P4">&lt;style&gt;</text:p>
      <text:p text:style-name="P4">.gantt-wrapper {</text:p>
      <text:p text:style-name="P4">position: relative;</text:p>
      <text:p text:style-name="P4">overflow: hidden;</text:p>
      <text:p text:style-name="P4">}</text:p>
      <text:p text:style-name="P6"/>
      <text:p text:style-name="P4"><text:soft-page-break/>.gantt-header {</text:p>
      <text:p text:style-name="P4">position: sticky;</text:p>
      <text:p text:style-name="P4">top: 0;</text:p>
      <text:p text:style-name="P4">background: white;</text:p>
      <text:p text:style-name="P4">z-index: 100;</text:p>
      <text:p text:style-name="P4">box-shadow: 0 2px 5px rgba(0, 0, 0, 0.1);</text:p>
      <text:p text:style-name="P4">width: 3500px;</text:p>
      <text:p text:style-name="P4">}</text:p>
      <text:p text:style-name="P6"/>
      <text:p text:style-name="P4">.gantt-scroll-body {</text:p>
      <text:p text:style-name="P4">overflow: auto;</text:p>
      <text:p text:style-name="P4">height: 80vh;</text:p>
      <text:p text:style-name="P4">}</text:p>
      <text:p text:style-name="P6"/>
      <text:p text:style-name="P4">.gantt-container {</text:p>
      <text:p text:style-name="P4">font-family: Arial, sans-serif;</text:p>
      <text:p text:style-name="P4">min-width: max-content;</text:p>
      <text:p text:style-name="P6"/>
      <text:p text:style-name="P4">}</text:p>
      <text:p text:style-name="P6"/>
      <text:p text:style-name="P4">.timeline-years,</text:p>
      <text:p text:style-name="P4">.timeline-months,</text:p>
      <text:p text:style-name="P4">.timeline-weeks {</text:p>
      <text:p text:style-name="P4">display: flex;</text:p>
      <text:p text:style-name="P4">height: 30px;</text:p>
      <text:p text:style-name="P4">border-bottom: 1px solid #ddd;</text:p>
      <text:p text:style-name="P4">}</text:p>
      <text:p text:style-name="P6"/>
      <text:p text:style-name="P4">.year-column {</text:p>
      <text:p text:style-name="P4">font-weight: bold;</text:p>
      <text:p text:style-name="P4">background: #f8f9fc;</text:p>
      <text:p text:style-name="P4">display: flex;</text:p>
      <text:p text:style-name="P4">align-items: center;</text:p>
      <text:p text:style-name="P4">justify-content: center;</text:p>
      <text:p text:style-name="P4">border-right: 1px solid #ddd;</text:p>
      <text:p text:style-name="P4">position: relative;</text:p>
      <text:p text:style-name="P4">}</text:p>
      <text:p text:style-name="P6"/>
      <text:p text:style-name="P4">.month-column {</text:p>
      <text:p text:style-name="P4">display: flex;</text:p>
      <text:p text:style-name="P4">align-items: center;</text:p>
      <text:p text:style-name="P4">justify-content: center;</text:p>
      <text:p text:style-name="P4">border-right: 1px solid #eee;</text:p>
      <text:p text:style-name="P4">font-size: 12px;</text:p>
      <text:p text:style-name="P4">position: relative;</text:p>
      <text:p text:style-name="P4">}</text:p>
      <text:p text:style-name="P6"/>
      <text:p text:style-name="P4">.week-column {</text:p>
      <text:p text:style-name="P4"><text:soft-page-break/>font-size: 10px;</text:p>
      <text:p text:style-name="P4">border-right: 1px solid #f5f5f5;</text:p>
      <text:p text:style-name="P4">min-width: 30px;</text:p>
      <text:p text:style-name="P4">text-align: center;</text:p>
      <text:p text:style-name="P4">padding-top: 15px;</text:p>
      <text:p text:style-name="P4">}</text:p>
      <text:p text:style-name="P6"/>
      <text:p text:style-name="P4">.gantt-row {</text:p>
      <text:p text:style-name="P4">display: flex;</text:p>
      <text:p text:style-name="P4">align-items: center;</text:p>
      <text:p text:style-name="P4">height: 40px;</text:p>
      <text:p text:style-name="P4">border-bottom: 1px solid #eee;</text:p>
      <text:p text:style-name="P4">position: relative;</text:p>
      <text:p text:style-name="P4">}</text:p>
      <text:p text:style-name="P6"/>
      <text:p text:style-name="P4">.formation-name {</text:p>
      <text:p text:style-name="P4">width: 250px;</text:p>
      <text:p text:style-name="P4">padding: 5px 10px;</text:p>
      <text:p text:style-name="P4">position: sticky;</text:p>
      <text:p text:style-name="P4">left: 0;</text:p>
      <text:p text:style-name="P4">background: white;</text:p>
      <text:p text:style-name="P4">z-index: 10;</text:p>
      <text:p text:style-name="P4">border-right: 1px solid #eee;</text:p>
      <text:p text:style-name="P4">}</text:p>
      <text:p text:style-name="P6"/>
      <text:p text:style-name="P4">.formation-bar-container {</text:p>
      <text:p text:style-name="P4">position: relative;</text:p>
      <text:p text:style-name="P4">min-width: calc(100% - 250px);</text:p>
      <text:p text:style-name="P4">height: 100%;</text:p>
      <text:p text:style-name="P4">}</text:p>
      <text:p text:style-name="P6"/>
      <text:p text:style-name="P4">.formation-bar {</text:p>
      <text:p text:style-name="P4">position: absolute;</text:p>
      <text:p text:style-name="P4">height: 25px;</text:p>
      <text:p text:style-name="P4">background-color: #4e73df;</text:p>
      <text:p text:style-name="P4">border-radius: 3px;</text:p>
      <text:p text:style-name="P4">top: 7px;</text:p>
      <text:p text:style-name="P4">cursor: pointer;</text:p>
      <text:p text:style-name="P4">display: flex;</text:p>
      <text:p text:style-name="P4">align-items: center;</text:p>
      <text:p text:style-name="P4">padding: 0 5px;</text:p>
      <text:p text:style-name="P4">color: white;</text:p>
      <text:p text:style-name="P4">font-size: 11px;</text:p>
      <text:p text:style-name="P4">overflow: hidden;</text:p>
      <text:p text:style-name="P4">text-overflow: ellipsis;</text:p>
      <text:p text:style-name="P4">white-space: nowrap;</text:p>
      <text:p text:style-name="P4">text-decoration: none;</text:p>
      <text:p text:style-name="P4">}</text:p>
      <text:p text:style-name="P6"><text:soft-page-break/></text:p>
      <text:p text:style-name="P4">.formation-bar:hover {</text:p>
      <text:p text:style-name="P4">opacity: 0.9;</text:p>
      <text:p text:style-name="P4">}</text:p>
      <text:p text:style-name="P6"/>
      <text:p text:style-name="P4">.formation-validated {</text:p>
      <text:p text:style-name="P4">background-color: #28a745;</text:p>
      <text:p text:style-name="P4">}</text:p>
      <text:p text:style-name="P4">.formation-pending {</text:p>
      <text:p text:style-name="P4">background-color: orange;</text:p>
      <text:p text:style-name="P4">}</text:p>
      <text:p text:style-name="P6"/>
      <text:p text:style-name="P4">.interruption {</text:p>
      <text:p text:style-name="P4">position: absolute;</text:p>
      <text:p text:style-name="P4">height: 10px;</text:p>
      <text:p text:style-name="P4">background-color: #e74a3b;</text:p>
      <text:p text:style-name="P4">opacity: 0.7;</text:p>
      <text:p text:style-name="P4">top: 15px;</text:p>
      <text:p text:style-name="P4">border-radius: 2px;</text:p>
      <text:p text:style-name="P4">}</text:p>
      <text:p text:style-name="P6"/>
      <text:p text:style-name="P4">.entreprise-period {</text:p>
      <text:p text:style-name="P4">position: absolute;</text:p>
      <text:p text:style-name="P4">height: 8px;</text:p>
      <text:p text:style-name="P4">background-color: #1cc88a;</text:p>
      <text:p text:style-name="P4">border-radius: 3px;</text:p>
      <text:p text:style-name="P4">top: 28px;</text:p>
      <text:p text:style-name="P4">}</text:p>
      <text:p text:style-name="P6"/>
      <text:p text:style-name="P4">.holiday-marker,</text:p>
      <text:p text:style-name="P4">.today-marker {</text:p>
      <text:p text:style-name="P4">position: absolute;</text:p>
      <text:p text:style-name="P4">top: 0;</text:p>
      <text:p text:style-name="P4">bottom: 0;</text:p>
      <text:p text:style-name="P4">width: 2px;</text:p>
      <text:p text:style-name="P4">z-index: 5;</text:p>
      <text:p text:style-name="P4">}</text:p>
      <text:p text:style-name="P6"/>
      <text:p text:style-name="P4">.holiday-marker {</text:p>
      <text:p text:style-name="P4">background-color: rgba(255, 0, 0, 0.5);</text:p>
      <text:p text:style-name="P4">}</text:p>
      <text:p text:style-name="P4">.today-marker {</text:p>
      <text:p text:style-name="P4">background-color: blue;</text:p>
      <text:p text:style-name="P4">}</text:p>
      <text:p text:style-name="P6"/>
      <text:p text:style-name="P4">.group-header {</text:p>
      <text:p text:style-name="P4">background-color: #f8f9fa;</text:p>
      <text:p text:style-name="P4">font-weight: bold;</text:p>
      <text:p text:style-name="P4"><text:soft-page-break/>padding: 8px 10px;</text:p>
      <text:p text:style-name="P4">cursor: pointer;</text:p>
      <text:p text:style-name="P4">position: sticky;</text:p>
      <text:p text:style-name="P4">left: 0;</text:p>
      <text:p text:style-name="P4">z-index: 20;</text:p>
      <text:p text:style-name="P4">border-bottom: 1px solid #ddd;</text:p>
      <text:p text:style-name="P4">}</text:p>
      <text:p text:style-name="P6"/>
      <text:p text:style-name="P4">.group-collapsed .gantt-row {</text:p>
      <text:p text:style-name="P4">display: none;</text:p>
      <text:p text:style-name="P4">}</text:p>
      <text:p text:style-name="P6"/>
      <text:p text:style-name="P4">/* Week numbering style */</text:p>
      <text:p text:style-name="P4">.week-number {</text:p>
      <text:p text:style-name="P4">position: absolute;</text:p>
      <text:p text:style-name="P4">top: 0;</text:p>
      <text:p text:style-name="P4">left: 0;</text:p>
      <text:p text:style-name="P4">right: 0;</text:p>
      <text:p text:style-name="P4">text-align: center;</text:p>
      <text:p text:style-name="P4">font-size: 9px;</text:p>
      <text:p text:style-name="P4">color: #666;</text:p>
      <text:p text:style-name="P4">}</text:p>
      <text:p text:style-name="P4">&lt;/style&gt;</text:p>
      <text:p text:style-name="P4">{% endblock %}</text:p>
      <text:p text:style-name="P6"/>
      <text:p text:style-name="P4">{% block body %}</text:p>
      <text:p text:style-name="P4">&lt;div class="container-fluid" style="width:1600px;"&gt;</text:p>
      <text:p text:style-name="P4">&lt;h1 class="h3 mb-4 text-gray-800 text-center"&gt;Planning des Formations&lt;/h1&gt;</text:p>
      <text:p text:style-name="P6"/>
      <text:p text:style-name="P4">&lt;div</text:p>
      <text:p text:style-name="P4">class="gantt-wrapper"&gt;</text:p>
      <text:p text:style-name="P4">&lt;!-- Sticky Header --&gt;</text:p>
      <text:p text:style-name="P4">&lt;div</text:p>
      <text:p text:style-name="P4">class="gantt-header"&gt;</text:p>
      <text:p text:style-name="P4">&lt;!-- Year row --&gt;</text:p>
      <text:p text:style-name="P4">&lt;div class="timeline-years"&gt;</text:p>
      <text:p text:style-name="P4">{% for year, weeks in years_weeks %}</text:p>
      <text:p text:style-name="P4">&lt;div class="year-column" style="width: {{ weeks * 30 }}px"&gt;</text:p>
      <text:p text:style-name="P4">{{ year }}</text:p>
      <text:p text:style-name="P4">&lt;/div&gt;</text:p>
      <text:p text:style-name="P4">{% endfor %}</text:p>
      <text:p text:style-name="P4">&lt;/div&gt;</text:p>
      <text:p text:style-name="P6"/>
      <text:p text:style-name="P4">&lt;!-- Month row --&gt;</text:p>
      <text:p text:style-name="P4">&lt;div class="timeline-months"&gt;</text:p>
      <text:p text:style-name="P4">{% for month in months %}</text:p>
      <text:p text:style-name="P4">&lt;div class="month-column" style="width: {{ month.weeks * 30 }}px"&gt;</text:p>
      <text:p text:style-name="P4">{{ month.name }}</text:p>
      <text:p text:style-name="P4"><text:soft-page-break/>&lt;/div&gt;</text:p>
      <text:p text:style-name="P4">{% endfor %}</text:p>
      <text:p text:style-name="P4">&lt;/div&gt;</text:p>
      <text:p text:style-name="P6"/>
      <text:p text:style-name="P4">&lt;!-- Week row --&gt;</text:p>
      <text:p text:style-name="P4">&lt;div class="timeline-weeks"&gt;</text:p>
      <text:p text:style-name="P4">{% for week in weeks %}</text:p>
      <text:p text:style-name="P4">&lt;div class="week-column" style="width: 30px"&gt;</text:p>
      <text:p text:style-name="P4">&lt;div class="week-number"&gt;{{ week.number }}&lt;/div&gt;</text:p>
      <text:p text:style-name="P4">&lt;/div&gt;</text:p>
      <text:p text:style-name="P4">{% endfor %}</text:p>
      <text:p text:style-name="P4">&lt;/div&gt;</text:p>
      <text:p text:style-name="P4">&lt;/div&gt;</text:p>
      <text:p text:style-name="P6"/>
      <text:p text:style-name="P4">&lt;!-- Scrollable Gantt Body --&gt;</text:p>
      <text:p text:style-name="P4">&lt;div class="gantt-scroll-body" id="gantt-scroll-body"&gt;</text:p>
      <text:p text:style-name="P4">&lt;div class="gantt-container"&gt;</text:p>
      <text:p text:style-name="P4">{% for group, formations in grouped_formations %}</text:p>
      <text:p text:style-name="P4">&lt;div class="group-header" onclick="toggleGroup('{{ group|e('html_attr') }}')"&gt;</text:p>
      <text:p text:style-name="P4">{{ group }}</text:p>
      <text:p text:style-name="P4">&lt;/div&gt;</text:p>
      <text:p text:style-name="P4">&lt;div id="group-{{ group|e('html_attr') }}"&gt;</text:p>
      <text:p text:style-name="P4">{% for formation in formations %}</text:p>
      <text:p text:style-name="P4">&lt;div class="gantt-row"&gt;</text:p>
      <text:p text:style-name="P4">&lt;div class="formation-name"&gt;</text:p>
      <text:p text:style-name="P4">{{ formation.nom }}&lt;br&gt;</text:p>
      <text:p text:style-name="P4">&lt;small&gt;{{ formation.titreProfessionnel }}&lt;/small&gt;</text:p>
      <text:p text:style-name="P4">&lt;/div&gt;</text:p>
      <text:p text:style-name="P4">&lt;div class="formation-bar-container"&gt;</text:p>
      <text:p text:style-name="P4">{% set barLeft = date_service.getWeeksBetween(start_date, formation.dateDebut) * 30 %}</text:p>
      <text:p text:style-name="P4">{% set barWidth = date_service.getWeeksBetween(formation.dateDebut, formation.dateFin) * 30 %}</text:p>
      <text:p text:style-name="P4">{# &lt;a href="{{ path('app_formation_show', {'id': formation.id}) }}" class="formation-bar {{ formation.etat == 'validée' ? 'formation-validated' : 'formation-pending' }}" style="left: {{ barLeft }}px; width: {{ barWidth }}px" title="{{ formation.nom }} - {{ formation.dateDebut|date('d/m/Y') }} au {{ formation.dateFin|date('d/m/Y') }}"&gt;</text:p>
      <text:p text:style-name="P4">{{ formation.nom }}</text:p>
      <text:p text:style-name="P4">&lt;/a&gt;</text:p>
      <text:p text:style-name="P6"/>
      <text:p text:style-name="P4">{% for interruption in formation.interruptions %}</text:p>
      <text:p text:style-name="P4">{% set intLeft = date_service.getWeeksBetween(formation.dateDebut, interruption.dateDebut) * 30 %}</text:p>
      <text:p text:style-name="P4">{% set intWidth = date_service.getWeeksBetween(interruption.dateDebut, interruption.dateFin) * 30 %}</text:p>
      <text:p text:style-name="P4"><text:soft-page-break/>&lt;div class="interruption" style="left: {{ barLeft + intLeft }}px; width: {{ intWidth }}px" title="Interruption: {{ interruption.dateDebut|date('d/m/Y') }} au {{ interruption.dateFin|date('d/m/Y') }}"&gt;&lt;/div&gt;</text:p>
      <text:p text:style-name="P4">{% endfor %}</text:p>
      <text:p text:style-name="P6"/>
      <text:p text:style-name="P4">{% for periode in formation.periodEnEntreprises %}</text:p>
      <text:p text:style-name="P4">{% set entLeft = date_service.getWeeksBetween(start_date, periode.dateDebut) * 30 %}</text:p>
      <text:p text:style-name="P4">{% set entWidth = date_service.getWeeksBetween(periode.dateDebut, periode.dateFin) * 30 %}</text:p>
      <text:p text:style-name="P4">&lt;div class="entreprise-period" style="left: {{ entLeft }}px; width: {{ entWidth }}px" title="Période en entreprise: {{ periode.dateDebut|date('d/m/Y') }} au {{ periode.dateFin|date('d/m/Y') }}"&gt;&lt;/div&gt;</text:p>
      <text:p text:style-name="P4">{% endfor %}</text:p>
      <text:p text:style-name="P4">&lt;/div&gt;</text:p>
      <text:p text:style-name="P4">&lt;/div&gt;</text:p>
      <text:p text:style-name="P4">{% endfor %}</text:p>
      <text:p text:style-name="P4">&lt;/div&gt;</text:p>
      <text:p text:style-name="P4">{% endfor %}</text:p>
      <text:p text:style-name="P6"/>
      <text:p text:style-name="P4">{% for holiday in holidays %}</text:p>
      <text:p text:style-name="P4">{% set left = date_service.getWeeksBetween(start_date, holiday.date) * 30 %}</text:p>
      <text:p text:style-name="P4">&lt;div class="holiday-marker" style="left: {{ left }}px" title="Jour férié: {{ holiday.nom }} ({{ holiday.date|date('d/m/Y') }})"&gt;&lt;/div&gt;</text:p>
      <text:p text:style-name="P4">{% endfor %}</text:p>
      <text:p text:style-name="P6"/>
      <text:p text:style-name="P4">&lt;div class="today-marker" style="left: {{ current_week_position }}px" title="Aujourd'hui"&gt;&lt;/div&gt;</text:p>
      <text:p text:style-name="P4">&lt;/div&gt;</text:p>
      <text:p text:style-name="P4">&lt;/div&gt;</text:p>
      <text:p text:style-name="P4">&lt;/div&gt;</text:p>
      <text:p text:style-name="P4">&lt;/div&gt;</text:p>
      <text:p text:style-name="P4">{% endblock %}</text:p>
      <text:p text:style-name="P6"/>
      <text:p text:style-name="P4">{% block javascripts %}</text:p>
      <text:p text:style-name="P4">{{ parent() }}</text:p>
      <text:p text:style-name="P4">&lt;script&gt;</text:p>
      <text:p text:style-name="P4">function toggleGroup(groupId) {</text:p>
      <text:p text:style-name="P4">const group = document.getElementById('group-' + groupId);</text:p>
      <text:p text:style-name="P4">group.classList.toggle('group-collapsed');</text:p>
      <text:p text:style-name="P4">}</text:p>
      <text:p text:style-name="P6"/>
      <text:p text:style-name="P4">// Mouse drag scroll</text:p>
      <text:p text:style-name="P4">const ganttScroll = document.getElementById('gantt-scroll-body');</text:p>
      <text:p text:style-name="P4">let isDragging = false;</text:p>
      <text:p text:style-name="P4">let startX,</text:p>
      <text:p text:style-name="P4">startY,</text:p>
      <text:p text:style-name="P4">scrollLeft,</text:p>
      <text:p text:style-name="P4"><text:soft-page-break/>scrollTop;</text:p>
      <text:p text:style-name="P6"/>
      <text:p text:style-name="P4">ganttScroll.addEventListener('mousedown', (e) =&gt; {</text:p>
      <text:p text:style-name="P4">isDragging = true;</text:p>
      <text:p text:style-name="P4">startX = e.pageX - ganttScroll.offsetLeft;</text:p>
      <text:p text:style-name="P4">startY = e.pageY - ganttScroll.offsetTop;</text:p>
      <text:p text:style-name="P4">scrollLeft = ganttScroll.scrollLeft;</text:p>
      <text:p text:style-name="P4">scrollTop = ganttScroll.scrollTop;</text:p>
      <text:p text:style-name="P4">});</text:p>
      <text:p text:style-name="P6"/>
      <text:p text:style-name="P4">document.addEventListener('mouseup', () =&gt; {</text:p>
      <text:p text:style-name="P4">isDragging = false;</text:p>
      <text:p text:style-name="P4">});</text:p>
      <text:p text:style-name="P6"/>
      <text:p text:style-name="P4">document.addEventListener('mousemove', (e) =&gt; {</text:p>
      <text:p text:style-name="P4">if (! isDragging) </text:p>
      <text:p text:style-name="P4">return;</text:p>
      <text:p text:style-name="P2"><text:line-break/></text:p>
      <text:p text:style-name="P4">e.preventDefault();</text:p>
      <text:p text:style-name="P4">const x = e.pageX - ganttScroll.offsetLeft;</text:p>
      <text:p text:style-name="P4">const y = e.pageY - ganttScroll.offsetTop;</text:p>
      <text:p text:style-name="P4">const walkX = (x - startX);</text:p>
      <text:p text:style-name="P4">const walkY = (y - startY);</text:p>
      <text:p text:style-name="P4">ganttScroll.scrollLeft = scrollLeft - walkX;</text:p>
      <text:p text:style-name="P4">ganttScroll.scrollTop = scrollTop - walkY;</text:p>
      <text:p text:style-name="P4">});</text:p>
      <text:p text:style-name="P4">&lt;/script&gt;</text:p>
      <text:p text:style-name="P4">{% endblock %} #}</text:p>
      <text:p text:style-name="P8"/>
      <text:p text:style-name="P8">previous planning twig</text:p>
      <text:p text:style-name="P8">*********************************************************</text:p>
      <text:p text:style-name="P5">&lt;script&gt;</text:p>
      <text:p text:style-name="P4">const ganttScroll = document.getElementById('gantt-scroll-body');</text:p>
      <text:p text:style-name="P4">const ganttHeader = document.querySelector('.gantt-header');</text:p>
      <text:p text:style-name="P4">let isDragging = false;</text:p>
      <text:p text:style-name="P4">let startX,</text:p>
      <text:p text:style-name="P4">startY,</text:p>
      <text:p text:style-name="P4">scrollLeft,</text:p>
      <text:p text:style-name="P4">scrollTop;</text:p>
      <text:p text:style-name="P4">// Drag scroll on gantt body</text:p>
      <text:p text:style-name="P4">ganttScroll.addEventListener('mousedown', (e) =&gt; {</text:p>
      <text:p text:style-name="P4">isDragging = true;</text:p>
      <text:p text:style-name="P4">ganttScroll.style.cursor = 'grabbing';</text:p>
      <text:p text:style-name="P4">startX = e.pageX - ganttScroll.offsetLeft;</text:p>
      <text:p text:style-name="P4">startY = e.pageY - ganttScroll.offsetTop;</text:p>
      <text:p text:style-name="P4">scrollLeft = ganttScroll.scrollLeft;</text:p>
      <text:p text:style-name="P4"><text:soft-page-break/>scrollTop = ganttScroll.scrollTop;</text:p>
      <text:p text:style-name="P4">});</text:p>
      <text:p text:style-name="P4">document.addEventListener('mouseup', () =&gt; {</text:p>
      <text:p text:style-name="P4">isDragging = false;</text:p>
      <text:p text:style-name="P4">ganttScroll.style.cursor = 'grab';</text:p>
      <text:p text:style-name="P4">});</text:p>
      <text:p text:style-name="P4">document.addEventListener('mousemove', (e) =&gt; {</text:p>
      <text:p text:style-name="P4">if (! isDragging) </text:p>
      <text:p text:style-name="P4">return;</text:p>
      <text:p text:style-name="P4">e.preventDefault();</text:p>
      <text:p text:style-name="P4">const x = e.pageX - ganttScroll.offsetLeft;</text:p>
      <text:p text:style-name="P4">const y = e.pageY - ganttScroll.offsetTop;</text:p>
      <text:p text:style-name="P4">const walkX = (x - startX) * 2;</text:p>
      <text:p text:style-name="P4">const walkY = (y - startY) * 2;</text:p>
      <text:p text:style-name="P4">ganttScroll.scrollLeft = scrollLeft - walkX;</text:p>
      <text:p text:style-name="P4">ganttScroll.scrollTop = scrollTop - walkY;</text:p>
      <text:p text:style-name="P4">// Sync header scrollLeft with body</text:p>
      <text:p text:style-name="P4">ganttHeader.scrollLeft = ganttScroll.scrollLeft;</text:p>
      <text:p text:style-name="P4">});</text:p>
      <text:p text:style-name="P4">// Sync scroll if user scrolls body with scrollbar or mouse wheel</text:p>
      <text:p text:style-name="P4">ganttScroll.addEventListener('scroll', () =&gt; {</text:p>
      <text:p text:style-name="P4">ganttHeader.scrollLeft = ganttScroll.scrollLeft;</text:p>
      <text:p text:style-name="P4">});</text:p>
      <text:p text:style-name="P4">&lt;/script&gt; #}{# {{ parent() }}</text:p>
      <text:p text:style-name="P4">&lt;script&gt;</text:p>
      <text:p text:style-name="P4">const ganttScroll = document.getElementById('gantt-scroll-body');</text:p>
      <text:p text:style-name="P4">const ganttHeader = document.querySelector('.gantt-header');</text:p>
      <text:p text:style-name="P4">let isDragging = false;</text:p>
      <text:p text:style-name="P4">let startX,</text:p>
      <text:p text:style-name="P4">startY,</text:p>
      <text:p text:style-name="P4">scrollLeft,</text:p>
      <text:p text:style-name="P4">scrollTop;</text:p>
      <text:p text:style-name="P4">// Drag scroll on gantt body</text:p>
      <text:p text:style-name="P4">ganttScroll.addEventListener('mousedown', (e) =&gt; {</text:p>
      <text:p text:style-name="P4">isDragging = true;</text:p>
      <text:p text:style-name="P4">ganttScroll.style.cursor = 'grabbing';</text:p>
      <text:p text:style-name="P4">startX = e.pageX - ganttScroll.offsetLeft;</text:p>
      <text:p text:style-name="P4">startY = e.pageY - ganttScroll.offsetTop;</text:p>
      <text:p text:style-name="P4">scrollLeft = ganttScroll.scrollLeft;</text:p>
      <text:p text:style-name="P4">scrollTop = ganttScroll.scrollTop;</text:p>
      <text:p text:style-name="P4">});</text:p>
      <text:p text:style-name="P4">document.addEventListener('mouseup', () =&gt; {</text:p>
      <text:p text:style-name="P4">isDragging = false;</text:p>
      <text:p text:style-name="P4">ganttScroll.style.cursor = 'grab';</text:p>
      <text:p text:style-name="P4">});</text:p>
      <text:p text:style-name="P4">document.addEventListener('mousemove', (e) =&gt; {</text:p>
      <text:p text:style-name="P4">if (! isDragging) </text:p>
      <text:p text:style-name="P4">return;</text:p>
      <text:p text:style-name="P4"><text:soft-page-break/>e.preventDefault();</text:p>
      <text:p text:style-name="P4">const x = e.pageX - ganttScroll.offsetLeft;</text:p>
      <text:p text:style-name="P4">const y = e.pageY - ganttScroll.offsetTop;</text:p>
      <text:p text:style-name="P4">const walkX = (x - startX) * 2;</text:p>
      <text:p text:style-name="P4">const walkY = (y - startY) * 2;</text:p>
      <text:p text:style-name="P4">ganttScroll.scrollLeft = scrollLeft - walkX;</text:p>
      <text:p text:style-name="P4">ganttScroll.scrollTop = scrollTop - walkY;</text:p>
      <text:p text:style-name="P4">// Sync header scrollLeft with body</text:p>
      <text:p text:style-name="P4">ganttHeader.scrollLeft = ganttScroll.scrollLeft;</text:p>
      <text:p text:style-name="P4">});</text:p>
      <text:p text:style-name="P4">// Sync scroll if user scrolls body with scrollbar or mouse wheel</text:p>
      <text:p text:style-name="P4">ganttScroll.addEventListener('scroll', () =&gt; {</text:p>
      <text:p text:style-name="P4">ganttHeader.scrollLeft = ganttScroll.scrollLeft;</text:p>
      <text:p text:style-name="P4">});</text:p>
      <text:p text:style-name="P1"><text:span text:style-name="T10">&lt;/script&gt; #}</text:span>{% <text:span text:style-name="T1">endblock</text:span> %}<text:span text:style-name="T10">{# {% extends 'base.html.twig' %}</text:span></text:p>
      <text:p text:style-name="P4">{% block title %}Planning des Formations</text:p>
      <text:p text:style-name="P4">{% endblock %}</text:p>
      <text:p text:style-name="P4">{% block stylesheets %}</text:p>
      <text:p text:style-name="P4">{{ parent() }}</text:p>
      <text:p text:style-name="P4">&lt;link rel="stylesheet" href="https://cdn.jsdelivr.net/npm/frappe-gantt@0.6.2/dist/frappe-gantt.min.css"&gt;</text:p>
      <text:p text:style-name="P4">&lt;style&gt;</text:p>
      <text:p text:style-name="P4">.gantt-container {</text:p>
      <text:p text:style-name="P4">margin: 0;</text:p>
      <text:p text:style-name="P4">font-family: Arial, sans-serif;</text:p>
      <text:p text:style-name="P4">/* overflow-x: auto;</text:p>
      <text:p text:style-name="P4">overflow-y: auto; */</text:p>
      <text:p text:style-name="P4">height: 60vh;</text:p>
      <text:p text:style-name="P4">position: relative;</text:p>
      <text:p text:style-name="P4">width: 1490px;</text:p>
      <text:p text:style-name="P4">}</text:p>
      <text:p text:style-name="P4">.timeline-header {</text:p>
      <text:p text:style-name="P4">position: sticky;</text:p>
      <text:p text:style-name="P4">top: 0;</text:p>
      <text:p text:style-name="P4">background: white;</text:p>
      <text:p text:style-name="P4">z-index: 100;</text:p>
      <text:p text:style-name="P4">box-shadow: 0 2px 5px rgba(0, 0, 0, 0.1);</text:p>
      <text:p text:style-name="P4">}</text:p>
      <text:p text:style-name="P4">.timeline-years,</text:p>
      <text:p text:style-name="P4">.timeline-months,</text:p>
      <text:p text:style-name="P4">.timeline-days {</text:p>
      <text:p text:style-name="P4">display: flex;</text:p>
      <text:p text:style-name="P4">height: 50px;</text:p>
      <text:p text:style-name="P4">border-bottom: 1px solid #ddd;</text:p>
      <text:p text:style-name="P4">}</text:p>
      <text:p text:style-name="P4">.year-column {</text:p>
      <text:p text:style-name="P4">font-weight: bold;</text:p>
      <text:p text:style-name="P4">border-right: 1px solid #ddd;</text:p>
      <text:p text:style-name="P4"><text:soft-page-break/>display: flex;</text:p>
      <text:p text:style-name="P4">align-items: center;</text:p>
      <text:p text:style-name="P4">justify-content: center;</text:p>
      <text:p text:style-name="P4">background: #f8f9fc;</text:p>
      <text:p text:style-name="P4">}</text:p>
      <text:p text:style-name="P4">.month-column {</text:p>
      <text:p text:style-name="P4">min-width: 62px;</text:p>
      <text:p text:style-name="P4">font-size: 12px;</text:p>
      <text:p text:style-name="P4">border-right: 1px solid #eee;</text:p>
      <text:p text:style-name="P4">display: flex;</text:p>
      <text:p text:style-name="P4">align-items: center;</text:p>
      <text:p text:style-name="P4">justify-content: center;</text:p>
      <text:p text:style-name="P4">}</text:p>
      <text:p text:style-name="P4">.day-column {</text:p>
      <text:p text:style-name="P4">/* width: {{ dayWidth }}px; */</text:p>
      <text:p text:style-name="P4">font-size: 10px;</text:p>
      <text:p text:style-name="P4">text-align: left;</text:p>
      <text:p text:style-name="P4">border-right: 15px solid #eee;</text:p>
      <text:p text:style-name="P4">}</text:p>
      <text:p text:style-name="P4">.gantt-row {</text:p>
      <text:p text:style-name="P4">display: flex;</text:p>
      <text:p text:style-name="P4">align-items: center;</text:p>
      <text:p text:style-name="P4">height: 130px;</text:p>
      <text:p text:style-name="P4">border-bottom: 1px solid #eee;</text:p>
      <text:p text:style-name="P4">position: relative;</text:p>
      <text:p text:style-name="P4">background: #f8f9fc;</text:p>
      <text:p text:style-name="P4">}</text:p>
      <text:p text:style-name="P4">.formation-name {</text:p>
      <text:p text:style-name="P4">width: 250px;</text:p>
      <text:p text:style-name="P4">padding: 5px 10px;</text:p>
      <text:p text:style-name="P4">position: sticky;</text:p>
      <text:p text:style-name="P4">left: 0;</text:p>
      <text:p text:style-name="P4">background: #;</text:p>
      <text:p text:style-name="P4">z-index: 10;</text:p>
      <text:p text:style-name="P4">cursor: pointer;</text:p>
      <text:p text:style-name="P4">}</text:p>
      <text:p text:style-name="P4">.formation-bar-container {</text:p>
      <text:p text:style-name="P4">margin-left: 0;</text:p>
      <text:p text:style-name="P4">position: relative;</text:p>
      <text:p text:style-name="P4">min-width: calc(100% - 0px);</text:p>
      <text:p text:style-name="P4">}</text:p>
      <text:p text:style-name="P4">.formation-bar {</text:p>
      <text:p text:style-name="P4">position: absolute;</text:p>
      <text:p text:style-name="P4">height: 20px;</text:p>
      <text:p text:style-name="P4">background-color: #4e73df;</text:p>
      <text:p text:style-name="P4">border-radius: 3px;</text:p>
      <text:p text:style-name="P4">top: 10px;</text:p>
      <text:p text:style-name="P4">}</text:p>
      <text:p text:style-name="P4"><text:soft-page-break/>.formation-validated {</text:p>
      <text:p text:style-name="P4">background-color: #28a745;</text:p>
      <text:p text:style-name="P4">}</text:p>
      <text:p text:style-name="P4">.formation-pending {</text:p>
      <text:p text:style-name="P4">background-color: orange;</text:p>
      <text:p text:style-name="P4">}</text:p>
      <text:p text:style-name="P4">.interruption {</text:p>
      <text:p text:style-name="P4">position: absolute;</text:p>
      <text:p text:style-name="P4">height: 20px;</text:p>
      <text:p text:style-name="P4">background-color: #e74a3b;</text:p>
      <text:p text:style-name="P4">opacity: 0.7;</text:p>
      <text:p text:style-name="P4">top: 10px;</text:p>
      <text:p text:style-name="P4">}</text:p>
      <text:p text:style-name="P4">.entreprise-period {</text:p>
      <text:p text:style-name="P4">position: absolute;</text:p>
      <text:p text:style-name="P4">height: 10px;</text:p>
      <text:p text:style-name="P4">background-color: #1cc88a;</text:p>
      <text:p text:style-name="P4">border-radius: 3px;</text:p>
      <text:p text:style-name="P4">top: 35px;</text:p>
      <text:p text:style-name="P4">}</text:p>
      <text:p text:style-name="P4">.holiday-marker,</text:p>
      <text:p text:style-name="P4">.today-marker {</text:p>
      <text:p text:style-name="P4">position: absolute;</text:p>
      <text:p text:style-name="P4">top: 0;</text:p>
      <text:p text:style-name="P4">bottom: 0;</text:p>
      <text:p text:style-name="P4">width: 2px;</text:p>
      <text:p text:style-name="P4">z-index: 5;</text:p>
      <text:p text:style-name="P4">}</text:p>
      <text:p text:style-name="P4">.holiday-marker {</text:p>
      <text:p text:style-name="P4">background-color: red;</text:p>
      <text:p text:style-name="P4">}</text:p>
      <text:p text:style-name="P4">.today-marker {</text:p>
      <text:p text:style-name="P4">background-color: blue;</text:p>
      <text:p text:style-name="P4">}</text:p>
      <text:p text:style-name="P4">.group-header {</text:p>
      <text:p text:style-name="P4">background-color: ;</text:p>
      <text:p text:style-name="P4">font-weight: bold;</text:p>
      <text:p text:style-name="P4">padding: 5px 10px;</text:p>
      <text:p text:style-name="P4">cursor: pointer;</text:p>
      <text:p text:style-name="P4">}</text:p>
      <text:p text:style-name="P4">.group-collapsed .gantt-row {</text:p>
      <text:p text:style-name="P4">display: none;</text:p>
      <text:p text:style-name="P4">}</text:p>
      <text:p text:style-name="P4">&lt;/style&gt;</text:p>
      <text:p text:style-name="P4">{% endblock %}</text:p>
      <text:p text:style-name="P4">{% block body %}</text:p>
      <text:p text:style-name="P4">&lt;div class="container-fluid"&gt;</text:p>
      <text:p text:style-name="P4">&lt;h1 class="h3 mb-4 text-gray-800 text-center"&gt;Planning des Formations&lt;/h1&gt;</text:p>
      <text:p text:style-name="P4"><text:soft-page-break/>&lt;div</text:p>
      <text:p text:style-name="P4">class="gantt-container"&gt;</text:p>
      <text:p text:style-name="P4">&lt;!-- Timeline Header --&gt;</text:p>
      <text:p text:style-name="P4">&lt;div</text:p>
      <text:p text:style-name="P4">class="timeline-header"&gt;</text:p>
      <text:p text:style-name="P4">&lt;!-- Année ou years --&gt;</text:p>
      <text:p text:style-name="P4">&lt;div class="timeline-years"&gt;</text:p>
      <text:p text:style-name="P4">{% set currentYear = '' %}</text:p>
      <text:p text:style-name="P4">{% for month in months %}</text:p>
      <text:p text:style-name="P4">{% set year = month|split('-')[0] %}</text:p>
      <text:p text:style-name="P4">{% if year != currentYear %}</text:p>
      <text:p text:style-name="P4">&lt;div class="year-column" style="width: {{ months_in_year[year] * 62 }}px"&gt;{{ year }}&lt;/div&gt;</text:p>
      <text:p text:style-name="P4">{% set currentYear = year %}</text:p>
      <text:p text:style-name="P4">{% endif %}</text:p>
      <text:p text:style-name="P4">{% endfor %}</text:p>
      <text:p text:style-name="P4">&lt;/div&gt;</text:p>
      <text:p text:style-name="P4">&lt;!-- Mois ou Months --&gt;</text:p>
      <text:p text:style-name="P4">&lt;div class="timeline-months"&gt;</text:p>
      <text:p text:style-name="P4">{% for month in months %}</text:p>
      <text:p text:style-name="P4">&lt;div class="month-column"&gt;{{ month|split('-')[1]|month_name_fr }}&lt;/div&gt;</text:p>
      <text:p text:style-name="P4">{% endfor %}</text:p>
      <text:p text:style-name="P4">&lt;/div&gt;</text:p>
      <text:p text:style-name="P4">&lt;!-- Jours or Days --&gt;</text:p>
      <text:p text:style-name="P4">&lt;div class="timeline-days"&gt;</text:p>
      <text:p text:style-name="P4">{% for month in months %}</text:p>
      <text:p text:style-name="P4">{% for day in 1..days_in_months[month] %}</text:p>
      <text:p text:style-name="P4">&lt;div class="day-column"&gt;{{ day }}&lt;/div&gt;</text:p>
      <text:p text:style-name="P4">{% endfor %}</text:p>
      <text:p text:style-name="P4">{% endfor %}</text:p>
      <text:p text:style-name="P4">&lt;/div&gt;</text:p>
      <text:p text:style-name="P4">&lt;/div&gt;</text:p>
      <text:p text:style-name="P4">&lt;!-- Gantt Rows --&gt;</text:p>
      <text:p text:style-name="P4">{% for group, formations in grouped_formations %}</text:p>
      <text:p text:style-name="P4">&lt;div class="group-header" onclick="toggleGroup('{{ group|e('html_attr') }}')"&gt;{{ group }}&lt;/div&gt;</text:p>
      <text:p text:style-name="P4">&lt;div id="group-{{ group|e('html_attr') }}"&gt;</text:p>
      <text:p text:style-name="P4">{% for formation in formations %}</text:p>
      <text:p text:style-name="P4">&lt;!-- Gantt rows sur chart --&gt;</text:p>
      <text:p text:style-name="P4">&lt;div class="gantt-row"&gt;</text:p>
      <text:p text:style-name="P4">&lt;div class="formation-name"&gt;</text:p>
      <text:p text:style-name="P4">{{ formation.nom }}&lt;br&gt;</text:p>
      <text:p text:style-name="P4">&lt;small&gt;{{ formation.titreProfessionnel }}&lt;/small&gt;</text:p>
      <text:p text:style-name="P4">&lt;/div&gt;</text:p>
      <text:p text:style-name="P4">&lt;!-- Gantt bar sur chart --&gt;</text:p>
      <text:p text:style-name="P4">&lt;div class="formation-bar-container"&gt;</text:p>
      <text:p text:style-name="P4">{% set barLeft = date_service.getDaysBetween(start_date, formation.dateDebut) * dayWidth %}</text:p>
      <text:p text:style-name="P4"><text:soft-page-break/>{% set barWidth = date_service.getDaysBetween(formation.dateDebut, formation.dateFin) * dayWidth %}</text:p>
      <text:p text:style-name="P4">&lt;div class="formation-bar {{ formation.etat == 'validée' ? 'formation-validated' : 'formation-pending' }}" style="left: {{ barLeft }}px; width: {{ barWidth }}px"&gt;&lt;/div&gt;</text:p>
      <text:p text:style-name="P4">&lt;!-- interruption --&gt;</text:p>
      <text:p text:style-name="P4">{% for interruption in formation.interruptions %}</text:p>
      <text:p text:style-name="P4">{% set intLeft = date_service.getDaysBetween(formation.dateDebut, interruption.dateDebut) * dayWidth %}</text:p>
      <text:p text:style-name="P4">{% set intWidth = date_service.getDaysBetween(interruption.dateDebut, interruption.dateFin) * dayWidth %}</text:p>
      <text:p text:style-name="P4">&lt;div class="interruption" style="left: {{ barLeft + intLeft }}px; width: {{ intWidth }}px"&gt;&lt;/div&gt;</text:p>
      <text:p text:style-name="P4">{% endfor %}</text:p>
      <text:p text:style-name="P4">&lt;!-- Period en Entreprises --&gt;</text:p>
      <text:p text:style-name="P4">{% for periode in formation.periodEnEntreprises %}</text:p>
      <text:p text:style-name="P4">{% set entLeft = date_service.getDaysBetween(start_date, periode.dateDebut) * dayWidth %}</text:p>
      <text:p text:style-name="P4">{% set entWidth = date_service.getDaysBetween(periode.dateDebut, periode.dateFin) * dayWidth %}</text:p>
      <text:p text:style-name="P4">&lt;div class="entreprise-period" style="left: {{ entLeft }}px; width: {{ entWidth }}px"&gt;&lt;/div&gt;</text:p>
      <text:p text:style-name="P4">{% endfor %}</text:p>
      <text:p text:style-name="P4">&lt;/div&gt;</text:p>
      <text:p text:style-name="P4">&lt;/div&gt;</text:p>
      <text:p text:style-name="P4">{% endfor %}</text:p>
      <text:p text:style-name="P4">&lt;/div&gt;</text:p>
      <text:p text:style-name="P4">{% endfor %}</text:p>
      <text:p text:style-name="P4">&lt;!-- Holiday Markers --&gt;</text:p>
      <text:p text:style-name="P4">&lt;!-- Holiday Markers --&gt;</text:p>
      <text:p text:style-name="P4">{% for holiday in holidays %}</text:p>
      <text:p text:style-name="P4">{% set left = date_service.getOffsetDaysBetween(start_date, holiday.date) * dayWidth %}</text:p>
      <text:p text:style-name="P4">&lt;div class="holiday-marker" style="left: {{ left }}px" title="Jour férié: {{ holiday.nom }} ({{ holiday.date|date('d/m/Y') }})"&gt;&lt;/div&gt;</text:p>
      <text:p text:style-name="P4">{% endfor %}</text:p>
      <text:p text:style-name="P4">&lt;!-- Today Marker --&gt;</text:p>
      <text:p text:style-name="P4">&lt;div class="today-marker" style="left: {{ current_day_position }}px" title="Aujourd'hui"&gt;&lt;/div&gt;</text:p>
      <text:p text:style-name="P4">&lt;/div&gt;</text:p>
      <text:p text:style-name="P4">&lt;/div&gt;</text:p>
      <text:p text:style-name="P4">{% endblock %}</text:p>
      <text:p text:style-name="P4">{% block javascripts %}</text:p>
      <text:p text:style-name="P4">{{ parent() }}</text:p>
      <text:p text:style-name="P4">&lt;script&gt;</text:p>
      <text:p text:style-name="P4">function toggleGroup(groupId) {</text:p>
      <text:p text:style-name="P4">const group = document.getElementById('group-' + groupId);</text:p>
      <text:p text:style-name="P4">group.classList.toggle('group-collapsed');</text:p>
      <text:p text:style-name="P4"><text:soft-page-break/>}</text:p>
      <text:p text:style-name="P4">&lt;/script&gt;</text:p>
      <text:p text:style-name="P4">{% endblock %} #}</text:p>
      <text:p text:style-name="P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22:58:53.524492741</meta:creation-date>
    <dc:date>2025-06-16T23:04:01.899279165</dc:date>
    <meta:editing-duration>PT5M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5" meta:paragraph-count="981" meta:word-count="3106" meta:character-count="25244" meta:non-whitespace-character-count="23125"/>
  </office:meta>
</office:document-meta>
</file>